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raw="urn:oasis:names:tc:opendocument:xmlns:drawing:1.0" xmlns:fo="urn:oasis:names:tc:opendocument:xmlns:xsl-fo-compatible:1.0" xmlns:style="urn:oasis:names:tc:opendocument:xmlns:style:1.0" xmlns:number="urn:oasis:names:tc:opendocument:xmlns:datastyle:1.0" xmlns:table="urn:oasis:names:tc:opendocument:xmlns:table:1.0" xmlns:text="urn:oasis:names:tc:opendocument:xmlns:text:1.0" xmlns:xlink="http://www.w3.org/1999/xlink" xmlns:dc="http://purl.org/dc/elements/1.1/" xmlns:svg="urn:oasis:names:tc:opendocument:xmlns:svg-compatible:1.0" xmlns:pcut="urn:cleverage:xmlns:post-processings:pcut">
  <office:scripts/>
  <office:font-face-decls>
    <style:font-face style:name="굴림, Gulim" svg:font-family="굴림, Gulim" style:font-family-generic="modern" style:font-pitch="variable"/>
    <style:font-face style:name="굴림체" svg:font-family="굴림체" style:font-family-generic="modern"/>
    <style:font-face style:name="Times New Roman" svg:font-family="Times New Roman"/>
    <style:font-face style:name="바탕체" svg:font-family="바탕체" style:font-family-generic="roman"/>
    <style:font-face style:name="맑은 고딕" svg:font-family="맑은 고딕"/>
    <style:font-face style:name="바탕" svg:font-family="바탕" style:font-family-generic="roman"/>
    <style:font-face style:name="Mangal" svg:font-family="Mangal" style:font-family-generic="system"/>
    <style:font-face style:name="Arial" svg:font-family="Arial" style:font-family-generic="swiss"/>
  </office:font-face-decls>
  <office:automatic-styles>
    <style:style style:name="ID0EZ2AE" style:family="paragraph" style:parent-style-name="Standard" style:master-page-name="Standard">
      <style:paragraph-properties style:text-autospace="ideograph-alpha" fo:margin-left="0cm" fo:text-indent="0cm" fo:margin-right="0cm" fo:widows="2" fo:orphans="2"/>
    </style:style>
    <style:style style:name="ID0EC3AE" style:family="text">
      <style:text-properties style:language-asian="ko" style:country-asian="KR" style:font-name="굴림, Gulim" style:font-name-complex="굴림, Gulim" style:font-name-asian="굴림, Gulim" fo:color="#000000"/>
    </style:style>
    <style:style style:name="ID0EN3AE" style:family="paragraph" style:parent-style-name="Standard">
      <style:paragraph-properties fo:line-height="0.494cm" style:text-autospace="ideograph-alpha" fo:margin-left="1.058cm" fo:text-indent="-0.702cm" fo:margin-right="0cm" fo:widows="2" fo:orphans="2"/>
    </style:style>
    <style:style style:name="ID0E43AE" style:family="text">
      <style:text-properties style:language-asian="ko" style:country-asian="KR" style:font-name="굴림, Gulim" style:font-name-complex="굴림, Gulim" style:font-name-asian="굴림, Gulim" fo:color="#000000"/>
    </style:style>
    <style:style style:name="ID0EJ4AE" style:family="text">
      <style:text-properties style:font-name="굴림, Gulim" style:font-name-complex="굴림, Gulim" style:font-name-asian="굴림, Gulim" fo:color="#000000"/>
    </style:style>
    <style:style style:name="ID0ES4AE" style:family="text">
      <style:text-properties style:language-asian="ko" style:country-asian="KR" style:font-name="굴림, Gulim" style:font-name-complex="굴림, Gulim" style:font-name-asian="굴림, Gulim" fo:color="#000000"/>
    </style:style>
    <style:style style:name="ID0E44AE" style:family="text">
      <style:text-properties style:font-name="굴림, Gulim" style:font-name-complex="굴림, Gulim" style:font-name-asian="굴림, Gulim" fo:color="#000000"/>
    </style:style>
    <style:style style:name="ID0EG5AE" style:family="text">
      <style:text-properties style:language-asian="ko" style:country-asian="KR" style:font-name="굴림, Gulim" style:font-name-complex="굴림, Gulim" style:font-name-asian="굴림, Gulim" fo:color="#000000"/>
    </style:style>
    <style:style style:name="ID0ER5AE" style:family="paragraph" style:parent-style-name="Standard">
      <style:paragraph-properties fo:line-height="0.6cm" style:text-autospace="ideograph-alpha" fo:margin-left="1.076cm" fo:text-indent="-0.702cm" fo:margin-right="0cm" fo:widows="2" fo:orphans="2"/>
    </style:style>
    <style:style style:name="ID0EN6AE" style:family="text">
      <style:text-properties style:language-asian="ko" style:country-asian="KR" style:font-name="굴림, Gulim" style:font-name-complex="굴림, Gulim" style:font-name-asian="굴림, Gulim" fo:color="#000000"/>
    </style:style>
    <style:style style:name="ID0EY6AE" style:family="paragraph" style:parent-style-name="Standard">
      <style:paragraph-properties fo:line-height="0.6cm" style:text-autospace="ideograph-alpha" fo:margin-left="1.076cm" fo:text-indent="-0.702cm" fo:margin-right="0cm" fo:widows="2" fo:orphans="2"/>
      <style:text-properties style:language-asian="ko" style:country-asian="KR" style:font-name="굴림, Gulim" style:font-name-complex="굴림, Gulim" style:font-name-asian="굴림, Gulim" fo:color="#000000" fo:letter-spacing="normal" fo:font-size="11pt" style:font-size-asian="11pt"/>
    </style:style>
    <style:style style:name="ID0EWAAG" style:family="paragraph" style:parent-style-name="Standard">
      <style:paragraph-properties fo:line-height="0.6cm" style:text-autospace="ideograph-alpha" fo:margin-left="0cm" fo:text-indent="0cm" fo:margin-right="0cm" fo:widows="2" fo:orphans="2"/>
    </style:style>
    <style:style style:name="ID0ECBAG" style:family="text"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PBAG" style:family="table">
      <style:table-properties table:border-model="collapsing" style:width="17.05cm" table:align="left" fo:margin-left="-0.09cm" fo:margin-bottom="0cm"/>
    </style:style>
    <style:style style:name="ID0EDCAG" style:family="table-column">
      <style:table-column-properties style:column-width="8.467cm"/>
    </style:style>
    <style:style style:name="ID0EFCAG" style:family="table-column">
      <style:table-column-properties style:column-width="8.583cm"/>
    </style:style>
    <style:style style:name="ID0EHCAG" style:family="table-row">
      <style:table-row-properties style:min-row-height="0.69cm" style:keep-together="true"/>
    </style:style>
    <style:style style:name="ID0ENCAG" style:family="table-cell">
      <style:table-cell-properties style:vertical-align="middle" fo:padding-bottom="0cm" fo:padding-left="0.049cm" fo:padding-right="0.049cm" fo:padding-top="0cm" fo:border-left=".018cm solid #000000" fo:border-bottom=".031cm solid #000000" fo:border-top=".018cm solid #000000" fo:background-color="#C0C0C0"/>
    </style:style>
    <style:style style:name="ID0EVDAG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AEAG" style:family="text">
      <style:text-properties style:language-asian="ko" style:country-asian="KR" style:font-name="굴림체" style:font-name-complex="굴림체" style:font-name-asian="굴림체" fo:font-weight="bold" fo:color="#000000"/>
    </style:style>
    <style:style style:name="ID0EMEA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31cm solid #000000" fo:border-top=".018cm solid #000000" fo:background-color="#C0C0C0"/>
    </style:style>
    <style:style style:name="ID0EZFAG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EGAG" style:family="text">
      <style:text-properties style:language-asian="ko" style:country-asian="KR" style:font-name="굴림체" style:font-name-complex="굴림체" style:font-name-asian="굴림체" fo:font-weight="bold" fo:color="#000000"/>
    </style:style>
    <style:style style:name="ID0EQGAG" style:family="table-row">
      <style:table-row-properties style:min-row-height="0.69cm" style:keep-together="true"/>
    </style:style>
    <style:style style:name="ID0EVGAG" style:family="table-cell">
      <style:table-cell-properties style:vertical-align="middle" fo:padding-bottom="0cm" fo:padding-left="0.049cm" fo:padding-right="0.049cm" fo:padding-top="0cm" fo:border-left=".018cm solid #000000" fo:border-bottom=".018cm solid #000000" fo:border-top=".031cm solid #000000"/>
    </style:style>
    <style:style style:name="ID0EZHAG" style:family="paragraph" style:parent-style-name="Standard">
      <style:paragraph-properties style:text-autospace="ideograph-alpha" fo:margin-left="0cm" fo:text-indent="0cm" fo:margin-right="0cm" fo:widows="2" fo:orphans="2"/>
    </style:style>
    <style:style style:name="ID0ECIAG" style:family="text"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PIA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31cm solid #000000"/>
    </style:style>
    <style:style style:name="ID0EYJAG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DKAG" style:family="text"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QKAG" style:family="paragraph" style:parent-style-name="Standard">
      <style:paragraph-properties fo:text-align="start" style:text-autospace="ideograph-alpha" fo:margin-left="0cm" fo:text-indent="0cm" fo:margin-right="0cm" fo:widows="2" fo:orphans="2"/>
      <style:text-properties style:language-asian="ko" style:country-asian="KR" style:font-name="Times New Roman" style:font-name-complex="Times New Roman" style:font-name-asian="바탕체" fo:color="#000000"/>
    </style:style>
    <style:style style:name="ID0EELAG" style:family="paragraph" style:parent-style-name="Standard">
      <style:paragraph-properties style:text-autospace="ideograph-alpha" fo:margin-left="0cm" fo:text-indent="0cm" fo:margin-right="0cm" fo:widows="2" fo:orphans="2"/>
    </style:style>
    <style:style style:name="ID0ENLAG" style:family="text"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1LAG" style:family="table">
      <style:table-properties table:border-model="collapsing" style:width="8.033cm" table:align="left" fo:margin-left="-0.215cm" fo:margin-bottom="0cm"/>
    </style:style>
    <style:style style:name="ID0EOMAG" style:family="table-column">
      <style:table-column-properties style:column-width="4.849cm"/>
    </style:style>
    <style:style style:name="ID0EQMAG" style:family="table-column">
      <style:table-column-properties style:column-width="3.182cm"/>
    </style:style>
    <style:style style:name="ID0ESMAG" style:family="table-row">
      <style:table-row-properties style:min-row-height="0.794cm" style:keep-together="true"/>
    </style:style>
    <style:style style:name="ID0EYMAG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 fo:background-color="#C0C0C0"/>
    </style:style>
    <style:style style:name="ID0EYNAG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DOAG" style:family="text"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QOA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 fo:background-color="#C0C0C0"/>
    </style:style>
    <style:style style:name="ID0E4PAG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IQAG" style:family="text"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VQAG" style:family="table-row">
      <style:table-row-properties style:min-row-height="0.794cm" style:keep-together="true"/>
    </style:style>
    <style:style style:name="ID0E1QAG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WRA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FSAG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YSA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BUA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QUAG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DVAG" style:family="table-row">
      <style:table-row-properties style:min-row-height="0.794cm" style:keep-together="true"/>
    </style:style>
    <style:style style:name="ID0EIVAG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EWAG" style:family="paragraph" style:parent-style-name="Standard">
      <style:paragraph-properties fo:text-align="center" style:text-autospace="ideograph-alpha" fo:margin-left="0cm" fo:text-indent="0.388cm" fo:margin-right="0cm" fo:widows="2" fo:orphans="2"/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HXA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WXAG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JYA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SZAG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R1A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A2AG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T2AG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I3AG" style:family="table-row">
      <style:table-row-properties style:min-row-height="0.794cm" style:keep-together="true"/>
    </style:style>
    <style:style style:name="ID0EN3AG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J4A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Y4AG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M5AG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C6AG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V6A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5AB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NBBG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ACBG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VCBG" style:family="table-row">
      <style:table-row-properties style:min-row-height="0.794cm" style:keep-together="true"/>
    </style:style>
    <style:style style:name="ID0E1CBG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WDBG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SEB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BFBG" style:family="text">
      <style:text-properties style:language-asian="ko" style:country-asian="KR" fo:font-weight="normal" style:font-weight-complex="normal" style:font-size-complex="8pt" fo:font-size="8pt"/>
    </style:style>
    <style:style style:name="ID0EQFB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ZGBG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THB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CIBG" style:family="text">
      <style:text-properties style:language-asian="ko" style:country-asian="KR" fo:font-weight="normal" style:font-weight-complex="normal" style:font-size-complex="8pt" fo:font-size="8pt"/>
    </style:style>
    <style:style style:name="ID0ERIBG" style:family="table-row">
      <style:table-row-properties style:min-row-height="1.349cm" style:keep-together="true"/>
    </style:style>
    <style:style style:name="ID0EWIBG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SJB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BKBG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WKBG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JLB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SMB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BNBG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UNBG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HOBG" style:family="table-row">
      <style:table-row-properties style:min-row-height="0.794cm" style:keep-together="true"/>
    </style:style>
    <style:style style:name="ID0EMOBG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IPBG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EQB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TQBG" style:family="text">
      <style:text-properties style:language-asian="ko" style:country-asian="KR" fo:font-weight="normal" style:font-weight-complex="normal" style:font-size-complex="8pt" fo:font-size="8pt"/>
    </style:style>
    <style:style style:name="ID0ECRB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LSBG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FTBG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6TB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OUBG" style:family="text">
      <style:text-properties style:language-asian="ko" style:country-asian="KR" fo:font-weight="normal" style:font-weight-complex="normal" style:font-size-complex="8pt" fo:font-size="8pt"/>
    </style:style>
    <style:style style:name="ID0E4UBG" style:family="table-row">
      <style:table-row-properties style:min-row-height="0.794cm" style:keep-together="true"/>
    </style:style>
    <style:style style:name="ID0ECVBG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5VBG" style:family="paragraph" style:parent-style-name="Standard">
      <style:paragraph-properties fo:text-align="center" style:text-autospace="ideograph-alpha" fo:margin-left="0cm" fo:text-indent="0.388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3WB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LXBG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3XB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FZBG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6ZBG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O1BG" style:family="text">
      <style:text-properties style:language-asian="ko" style:country-asian="KR" fo:font-weight="normal" style:font-weight-complex="normal" style:font-size-complex="8pt" fo:font-size="8pt"/>
    </style:style>
    <style:style style:name="ID0E41BG" style:family="table-row">
      <style:table-row-properties style:min-row-height="0.794cm" style:keep-together="true"/>
    </style:style>
    <style:style style:name="ID0EC2BG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52BG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13BG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L4BG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34BG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F6BG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AA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RAAI" style:family="text">
      <style:text-properties style:language-asian="ko" style:country-asian="KR" fo:font-weight="normal" style:font-weight-complex="normal" style:font-size-complex="8pt" fo:font-size="8pt"/>
    </style:style>
    <style:style style:name="ID0EABAI" style:family="table-row">
      <style:table-row-properties style:min-row-height="0.794cm" style:keep-together="true"/>
    </style:style>
    <style:style style:name="ID0EFBAI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BC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SCA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FDAI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OE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6EA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SFA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HGAI" style:family="table-row">
      <style:table-row-properties style:min-row-height="0.794cm" style:keep-together="true"/>
    </style:style>
    <style:style style:name="ID0EMGAI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IH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ZHA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MIA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BJA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UJAI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4K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OLA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BMA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WMAI" style:family="table-row">
      <style:table-row-properties style:min-row-height="0.794cm" style:keep-together="true"/>
    </style:style>
    <style:style style:name="ID0E2MAI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XN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TOAI" style:family="text">
      <style:text-properties style:language-asian="ko" style:country-asian="KR" style:font-name="맑은 고딕" style:font-name-complex="굴림체" style:font-name-asian="맑은 고딕" fo:font-weight="normal" style:font-weight-complex="normal" fo:color="#000000" style:font-size-complex="8pt" fo:font-size="8pt" style:font-size-asian="8pt"/>
    </style:style>
    <style:style style:name="ID0EGPAI" style:family="text">
      <style:text-properties style:language-asian="ko" style:country-asian="KR" style:font-name="맑은 고딕" style:font-name-complex="굴림체" style:font-name-asian="맑은 고딕" fo:font-weight="normal" style:font-weight-complex="normal" fo:color="#000000" style:font-size-complex="8pt" fo:font-size="8pt" style:font-size-asian="8pt"/>
    </style:style>
    <style:style style:name="ID0E4PAI" style:family="text">
      <style:text-properties style:language-asian="ko" style:country-asian="KR" style:font-name="맑은 고딕" style:font-name-complex="굴림체" style:font-name-asian="맑은 고딕" fo:font-weight="normal" style:font-weight-complex="normal" fo:color="#000000" style:font-size-complex="8pt" fo:font-size="8pt" style:font-size-asian="8pt"/>
    </style:style>
    <style:style style:name="ID0EQQAI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ZR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VSA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KTAI" style:family="table-row">
      <style:table-row-properties style:min-row-height="0.794cm" style:keep-together="true"/>
    </style:style>
    <style:style style:name="ID0EPTAI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LU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HVAI" style:family="text">
      <style:text-properties style:language-asian="ko" style:country-asian="KR" style:font-name="굴림, Gulim" style:font-name-complex="굴림, Gulim" style:font-name-asian="굴림, Gulim" fo:font-weight="normal" style:font-weight-complex="normal" fo:color="#000000" style:font-size-complex="8pt" fo:font-size="8pt" style:font-size-asian="8pt"/>
    </style:style>
    <style:style style:name="ID0E1VAI" style:family="text">
      <style:text-properties style:language-asian="ko" style:country-asian="KR" style:font-name="굴림, Gulim" style:font-name-complex="굴림, Gulim" style:font-name-asian="굴림, Gulim" fo:font-weight="normal" style:font-weight-complex="normal" fo:color="#000000" style:font-size-complex="8pt" fo:font-size="8pt" style:font-size-asian="8pt"/>
    </style:style>
    <style:style style:name="ID0ENWAI" style:family="text">
      <style:text-properties style:language-asian="ko" style:country-asian="KR" style:font-name="굴림, Gulim" style:font-name-complex="굴림, Gulim" style:font-name-asian="굴림, Gulim" fo:font-weight="normal" style:font-weight-complex="normal" fo:color="#000000" style:font-size-complex="8pt" fo:font-size="8pt" style:font-size-asian="8pt"/>
    </style:style>
    <style:style style:name="ID0EAXAI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JY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FZA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1ZAI" style:family="table-row">
      <style:table-row-properties style:min-row-height="0.794cm" style:keep-together="true"/>
    </style:style>
    <style:style style:name="ID0E6ZAI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21AI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X2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X3AI" style:family="text">
      <style:text-properties style:language-asian="ko" style:country-asian="KR" fo:font-weight="normal" style:font-weight-complex="normal" style:font-size-complex="8pt" fo:font-size="8pt"/>
    </style:style>
    <style:style style:name="ID0EG4A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C5AI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L6AI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HAB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HBBI" style:family="text">
      <style:text-properties style:language-asian="ko" style:country-asian="KR" fo:font-weight="normal" style:font-weight-complex="normal" style:font-size-complex="8pt" fo:font-size="8pt"/>
    </style:style>
    <style:style style:name="ID0EWBB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SCBI" style:family="table-row">
      <style:table-row-properties style:min-row-height="0.794cm" style:keep-together="true"/>
    </style:style>
    <style:style style:name="ID0EXCBI" style:family="table-cell">
      <style:table-cell-properties style:vertical-align="middle" fo:padding-left="0.018cm" fo:padding-right="0.018cm" fo:border-left=".018cm solid #000000" fo:border-right=".018cm solid #000000" fo:border-bottom=".018cm solid #000000" fo:border-top=".018cm solid #000000"/>
    </style:style>
    <style:style style:name="ID0ETDB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PEB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CFBI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LGBI" style:family="paragraph" style:parent-style-name="Standard">
      <style:paragraph-properties style:snap-to-layout-grid="false" fo:text-align="center" style:text-autospace="ideograph-alpha" fo:margin-left="0cm" fo:text-indent="0.388cm" fo:margin-right="0cm" fo:widows="2" fo:orphans="2"/>
    </style:style>
    <style:style style:name="ID0EHHB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1HBI" style:family="paragraph" style:parent-style-name="Standard">
      <style:paragraph-properties style:text-autospace="ideograph-alpha" fo:margin-left="0cm" fo:text-indent="0cm" fo:margin-right="0cm" fo:widows="2" fo:orphans="2"/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OIBI" style:family="paragraph" style:parent-style-name="Standard">
      <style:paragraph-properties fo:break-before="page" style:text-autospace="ideograph-alpha" fo:margin-left="0cm" fo:text-indent="0cm" fo:margin-right="0cm" fo:widows="2" fo:orphans="2"/>
    </style:style>
    <style:style style:name="ID0EYIBI" style:family="text"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FJBI" style:family="table">
      <style:table-properties table:border-model="collapsing" style:width="17.286cm" table:align="left" fo:margin-left="-0.206cm" fo:margin-bottom="0cm"/>
    </style:style>
    <style:style style:name="ID0EZJBI" style:family="table-column">
      <style:table-column-properties style:column-width="3.173cm"/>
    </style:style>
    <style:style style:name="ID0E2JBI" style:family="table-column">
      <style:table-column-properties style:column-width="14.113cm"/>
    </style:style>
    <style:style style:name="ID0E5JBI" style:family="table-cell">
      <style:table-cell-properties fo:padding-bottom="0cm" fo:padding-left="0.175cm" fo:padding-right="0.175cm" fo:padding-top="0cm"/>
    </style:style>
    <style:style style:name="ID0EQKBI" style:family="paragraph" style:parent-style-name="Standard">
      <style:paragraph-properties fo:line-height="0.6cm" style:text-autospace="ideograph-alpha" fo:margin-left="0cm" fo:text-indent="0cm" fo:margin-right="0cm" fo:widows="2" fo:orphans="2"/>
    </style:style>
    <style:style style:name="ID0E3KBI" style:family="text">
      <style:text-properties style:language-asian="ko" style:country-asian="KR" style:font-name="굴림체" style:font-name-complex="굴림체" style:font-name-asian="굴림체" fo:font-weight="bold" fo:color="#000000" fo:font-size="9pt" style:font-size-asian="9pt"/>
    </style:style>
    <style:style style:name="ID0EKLBI" style:family="table-cell">
      <style:table-cell-properties fo:padding-bottom="0cm" fo:padding-left="0cm" fo:padding-right="0cm" fo:padding-top="0cm"/>
    </style:style>
    <style:style style:name="ID0E3LBI" style:family="paragraph" style:parent-style-name="Standard">
      <style:paragraph-properties fo:line-height="0.6cm" style:text-autospace="ideograph-alpha" fo:margin-left="0cm" fo:text-indent="0cm" fo:margin-right="0cm" fo:widows="2" fo:orphans="2"/>
    </style:style>
    <style:style style:name="ID0EIMBI" style:family="text">
      <style:text-properties style:language-asian="ko" style:country-asian="KR" style:font-name="굴림, Gulim" style:font-name-complex="굴림, Gulim" style:font-name-asian="굴림, Gulim" fo:color="#000000" fo:font-size="9pt" style:font-size-asian="9pt"/>
    </style:style>
    <style:style style:name="ID0EWMBI" style:family="table-cell">
      <style:table-cell-properties fo:padding-bottom="0cm" fo:padding-left="0.175cm" fo:padding-right="0.175cm" fo:padding-top="0cm"/>
    </style:style>
    <style:style style:name="ID0EINBI" style:family="paragraph" style:parent-style-name="Standard">
      <style:paragraph-properties fo:line-height="0.6cm" style:text-autospace="ideograph-alpha" fo:margin-left="0cm" fo:text-indent="0cm" fo:margin-right="0cm" fo:widows="2" fo:orphans="2"/>
    </style:style>
    <style:style style:name="ID0EUNBI" style:family="text">
      <style:text-properties style:language-asian="ko" style:country-asian="KR" style:font-name="굴림체" style:font-name-complex="굴림체" style:font-name-asian="굴림체" fo:font-weight="bold" fo:color="#000000" fo:font-size="9pt" style:font-size-asian="9pt"/>
    </style:style>
    <style:style style:name="ID0ECOBI" style:family="table-cell">
      <style:table-cell-properties fo:padding-bottom="0cm" fo:padding-left="0cm" fo:padding-right="0cm" fo:padding-top="0cm"/>
    </style:style>
    <style:style style:name="ID0EUOBI" style:family="paragraph" style:parent-style-name="Standard">
      <style:paragraph-properties fo:line-height="0.6cm" style:text-autospace="ideograph-alpha" fo:margin-left="0cm" fo:text-indent="0cm" fo:margin-right="0cm" fo:widows="2" fo:orphans="2"/>
    </style:style>
    <style:style style:name="ID0EAPBI" style:family="text">
      <style:text-properties style:language-asian="ko" style:country-asian="KR" style:font-name="굴림, Gulim" style:font-name-complex="굴림, Gulim" style:font-name-asian="굴림, Gulim" fo:color="#000000" fo:font-size="9pt" style:font-size-asian="9pt"/>
    </style:style>
    <style:style style:name="ID0ENPBI" style:family="paragraph" style:parent-style-name="Standard">
      <style:paragraph-properties style:text-autospace="ideograph-alpha" fo:margin-left="0cm" fo:text-indent="0cm" fo:margin-right="0cm" fo:widows="2" fo:orphans="2"/>
      <style:text-properties style:language-asian="ko" style:country-asian="KR" style:font-name="굴림, Gulim" style:font-name-complex="굴림, Gulim" style:font-name-asian="굴림, Gulim" fo:color="#000000" fo:font-size="11pt" style:font-size-asian="11pt"/>
    </style:style>
    <style:style style:name="ID0EBQBI" style:family="table">
      <style:table-properties table:border-model="collapsing" style:width="17.411cm" table:align="left" fo:margin-left="-0.09cm" fo:margin-bottom="0cm"/>
    </style:style>
    <style:style style:name="ID0EVQBI" style:family="table-column">
      <style:table-column-properties style:column-width="1.755cm"/>
    </style:style>
    <style:style style:name="ID0EXQBI" style:family="table-column">
      <style:table-column-properties style:column-width="5.54cm"/>
    </style:style>
    <style:style style:name="ID0EZQBI" style:family="table-column">
      <style:table-column-properties style:column-width="1.49cm"/>
    </style:style>
    <style:style style:name="ID0E2QBI" style:family="table-column">
      <style:table-column-properties style:column-width="6.05cm"/>
    </style:style>
    <style:style style:name="ID0E4QBI" style:family="table-column">
      <style:table-column-properties style:column-width="2.574cm"/>
    </style:style>
    <style:style style:name="ID0E6QBI" style:family="table-row">
      <style:table-row-properties style:min-row-height="0.69cm" style:keep-together="true"/>
    </style:style>
    <style:style style:name="ID0EFRBI" style:family="table-cell">
      <style:table-cell-properties style:vertical-align="middle" fo:padding-bottom="0cm" fo:padding-left="0.049cm" fo:padding-right="0.049cm" fo:padding-top="0cm" fo:border-left=".018cm solid #000000" fo:border-bottom=".018cm solid #000000" fo:border-top=".018cm solid #000000" fo:background-color="#C0C0C0"/>
    </style:style>
    <style:style style:name="ID0ENSB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YSBI" style:family="text">
      <style:text-properties style:language-asian="ko" style:country-asian="KR" style:font-name="굴림체" style:font-name-complex="굴림체" style:font-name-asian="굴림체" fo:font-weight="bold" fo:color="#000000"/>
    </style:style>
    <style:style style:name="ID0EETBI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 fo:background-color="#C0C0C0"/>
    </style:style>
    <style:style style:name="ID0EMUB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XUBI" style:family="text">
      <style:text-properties style:language-asian="ko" style:country-asian="KR" style:font-name="굴림체" style:font-name-complex="굴림체" style:font-name-asian="굴림체" fo:font-weight="bold" fo:color="#000000"/>
    </style:style>
    <style:style style:name="ID0EDVBI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 fo:background-color="#C0C0C0"/>
    </style:style>
    <style:style style:name="ID0ELWB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WWBI" style:family="text">
      <style:text-properties style:language-asian="ko" style:country-asian="KR" style:font-name="굴림체" style:font-name-complex="굴림체" style:font-name-asian="굴림체" fo:font-weight="bold" fo:color="#000000"/>
    </style:style>
    <style:style style:name="ID0ECXBI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 fo:background-color="#C0C0C0"/>
    </style:style>
    <style:style style:name="ID0EKYB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VYBI" style:family="text">
      <style:text-properties style:language-asian="ko" style:country-asian="KR" style:font-name="굴림체" style:font-name-complex="굴림체" style:font-name-asian="굴림체" fo:font-weight="bold" fo:color="#000000"/>
    </style:style>
    <style:style style:name="ID0EBZBI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 fo:background-color="#C0C0C0"/>
    </style:style>
    <style:style style:name="ID0EO1B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Z1BI" style:family="text">
      <style:text-properties style:language-asian="ko" style:country-asian="KR" style:font-name="굴림체" style:font-name-complex="굴림체" style:font-name-asian="굴림체" fo:font-weight="bold" fo:color="#000000"/>
    </style:style>
    <style:style style:name="ID0EF2BI" style:family="table-row">
      <style:table-row-properties style:min-row-height="1.376cm" style:keep-together="true"/>
    </style:style>
    <style:style style:name="ID0EK2BI" style:family="table-cell">
      <style:table-cell-properties style:vertical-align="middle" fo:padding-bottom="0cm" fo:padding-left="0.049cm" fo:padding-right="0.049cm" fo:padding-top="0cm" fo:border-left=".018cm solid #000000" fo:border-bottom=".018cm solid #000000" fo:border-top=".018cm solid #000000"/>
    </style:style>
    <style:style style:name="ID0EO3B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C4B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V4BI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Z5BI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R6B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EACI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IBC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3BC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PCCI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TDCI" style:family="paragraph" style:parent-style-name="Standard">
      <style:paragraph-properties fo:text-align="start" style:text-autospace="ideograph-alpha" fo:margin-left="0cm" fo:text-indent="0.706cm" fo:margin-right="0cm" fo:widows="2" fo:orphans="2"/>
    </style:style>
    <style:style style:name="ID0ELECI" style:family="text">
      <style:text-properties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3EC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PFC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CGCI" style:family="paragraph" style:parent-style-name="Standard">
      <style:paragraph-properties fo:text-align="start" style:text-autospace="ideograph-alpha" fo:margin-left="0cm" fo:text-indent="0.706cm" fo:margin-right="0cm" fo:widows="2" fo:orphans="2"/>
    </style:style>
    <style:style style:name="ID0E1GC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NHCI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WICI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SJCI" style:family="table-row">
      <style:table-row-properties style:min-row-height="1.288cm" style:keep-together="true"/>
    </style:style>
    <style:style style:name="ID0EXJCI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TKCI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SLC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GMC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ZMC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ONCI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KOCI" style:family="paragraph" style:parent-style-name="Standard">
      <style:paragraph-properties fo:text-align="center" style:text-autospace="ideograph-alpha" fo:margin-left="0cm" fo:text-indent="0.388cm" fo:margin-right="0cm" fo:widows="2" fo:orphans="2"/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NPCI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FQC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YQCI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URCI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TSC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HTC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1TCI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WUCI" style:family="paragraph" style:parent-style-name="Standard">
      <style:paragraph-properties fo:text-align="start" style:text-autospace="ideograph-alpha" fo:margin-left="0cm" fo:text-indent="0.706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UVCI" style:family="paragraph" style:parent-style-name="Standard">
      <style:paragraph-properties fo:text-align="start" style:text-autospace="ideograph-alpha" fo:margin-left="0cm" fo:text-indent="0.706cm" fo:margin-right="0cm" fo:widows="2" fo:orphans="2"/>
    </style:style>
    <style:style style:name="ID0EMWCI" style:family="text">
      <style:text-properties style:language-asian="ko" style:country-asian="KR" fo:font-weight="normal" style:font-weight-complex="normal" style:font-size-complex="8pt" fo:font-size="8pt"/>
    </style:style>
    <style:style style:name="ID0E2WCI" style:family="text">
      <style:text-properties style:language-asian="ko" style:country-asian="KR" fo:font-weight="normal" style:font-weight-complex="normal" style:font-size-complex="8pt" fo:font-size="8pt"/>
    </style:style>
    <style:style style:name="ID0EIXCI" style:family="paragraph" style:parent-style-name="Standard">
      <style:paragraph-properties style:snap-to-layout-grid="false" style:text-autospace="ideograph-alpha" fo:margin-left="0cm" fo:text-indent="0cm" fo:margin-right="0cm" fo:widows="2" fo:orphans="2"/>
    </style:style>
    <style:style style:name="ID0ECYCI" style:family="text">
      <style:text-properties style:language-asian="ko" style:country-asian="KR" fo:font-weight="normal" style:font-weight-complex="normal" style:font-size-complex="8pt" fo:font-size="8pt"/>
    </style:style>
    <style:style style:name="ID0ESYCI" style:family="text">
      <style:text-properties style:language-asian="ko" style:country-asian="KR" fo:font-weight="normal" style:font-weight-complex="normal" style:font-size-complex="8pt" fo:font-size="8pt"/>
    </style:style>
    <style:style style:name="ID0E6YCI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fo:font-weight="normal" style:font-weight-complex="normal" style:font-size-complex="8pt" fo:font-size="8pt"/>
    </style:style>
    <style:style style:name="ID0ETZCI" style:family="table-cell">
      <style:table-cell-properties fo:padding-left="0.018cm" fo:padding-right="0.018cm" fo:border-left=".018cm solid #000000" fo:border-right=".018cm solid #000000" fo:border-bottom=".018cm solid #000000" fo:border-top=".018cm solid #000000"/>
    </style:style>
    <style:style style:name="ID0EU1CI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Q2CI" style:family="table-row">
      <style:table-row-properties style:min-row-height="1.288cm" style:keep-together="true"/>
    </style:style>
    <style:style style:name="ID0EV2CI" style:family="table-cell">
      <style:table-cell-properties style:vertical-align="middle" fo:padding-bottom="0cm" fo:padding-left="0.049cm" fo:padding-right="0.049cm" fo:padding-top="0cm" fo:border-left=".018cm solid #000000" fo:border-bottom=".018cm solid #000000" fo:border-top=".018cm solid #000000"/>
    </style:style>
    <style:style style:name="ID0EZ3C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N4C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A5C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V5CI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Z6CI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RAD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FBD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2BDI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OCDI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SDD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GE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ZEDI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4FDI" style:family="paragraph" style:parent-style-name="Standard">
      <style:paragraph-properties fo:text-align="start" style:text-autospace="ideograph-alpha" fo:margin-left="0cm" fo:text-indent="0.706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AHDI" style:family="paragraph" style:parent-style-name="Standard">
      <style:paragraph-properties fo:text-align="start" style:text-autospace="ideograph-alpha" fo:margin-left="0cm" fo:text-indent="0.706cm" fo:margin-right="0cm" fo:widows="2" fo:orphans="2"/>
    </style:style>
    <style:style style:name="ID0EYH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NI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AJ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TJDI" style:family="paragraph" style:parent-style-name="Standard">
      <style:paragraph-properties fo:text-align="start" style:text-autospace="ideograph-alpha" fo:margin-left="0cm" fo:text-indent="0.706cm" fo:margin-right="0cm" fo:widows="2" fo:orphans="2"/>
    </style:style>
    <style:style style:name="ID0ELK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AL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UL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HMDI" style:family="paragraph" style:parent-style-name="Standard">
      <style:paragraph-properties fo:text-align="start" style:text-autospace="ideograph-alpha" fo:margin-left="0cm" fo:text-indent="0.706cm" fo:margin-right="0cm" fo:widows="2" fo:orphans="2"/>
    </style:style>
    <style:style style:name="ID0E6M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UN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HODI" style:family="paragraph" style:parent-style-name="Standard">
      <style:paragraph-properties fo:text-align="start" style:text-autospace="ideograph-alpha" fo:margin-left="0cm" fo:text-indent="0.706cm" fo:margin-right="0cm" fo:widows="2" fo:orphans="2"/>
      <style:text-properties fo:font-weight="normal" style:font-weight-complex="normal" style:font-size-complex="8pt" fo:font-size="8pt"/>
    </style:style>
    <style:style style:name="ID0E6ODI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IQDI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ERDI" style:family="table-row">
      <style:table-row-properties style:min-row-height="2.558cm" style:keep-together="true"/>
    </style:style>
    <style:style style:name="ID0EJRDI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5RDI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YSD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MTDI" style:family="text">
      <style:text-properties style:language-asian="ko" style:country-asian="KR" fo:font-weight="normal" style:font-weight-complex="normal" style:font-size-complex="8pt" fo:font-size="8pt"/>
    </style:style>
    <style:style style:name="ID0E2TDI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QUDI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MVD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CWDI" style:family="text">
      <style:text-properties style:language-asian="ko" style:country-asian="KR" fo:font-weight="normal" style:font-weight-complex="normal" style:font-size-complex="8pt" fo:font-size="8pt"/>
    </style:style>
    <style:style style:name="ID0ERWDI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GXDI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AYDI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UYDI" style:family="text">
      <style:text-properties style:language-asian="ko" style:country-asian="KR" fo:font-weight="normal" style:font-weight-complex="normal" style:font-size-complex="8pt" fo:font-size="8pt"/>
    </style:style>
    <style:style style:name="ID0EDZDI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YZDI" style:family="paragraph" style:parent-style-name="Standard">
      <style:paragraph-properties fo:text-align="start" style:text-autospace="ideograph-alpha" fo:margin-left="0cm" fo:text-indent="0.706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21DI" style:family="paragraph" style:parent-style-name="Standard">
      <style:paragraph-properties fo:text-align="start" style:text-autospace="ideograph-alpha" fo:margin-left="0cm" fo:text-indent="0.706cm" fo:margin-right="0cm" fo:widows="2" fo:orphans="2"/>
    </style:style>
    <style:style style:name="ID0ET2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G3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Z3DI" style:family="paragraph" style:parent-style-name="Standard">
      <style:paragraph-properties fo:text-align="start" style:text-autospace="ideograph-alpha" fo:margin-left="0cm" fo:text-indent="0.706cm" fo:margin-right="0cm" fo:widows="2" fo:orphans="2"/>
    </style:style>
    <style:style style:name="ID0E34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P5DI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C6DI" style:family="paragraph" style:parent-style-name="Standard">
      <style:paragraph-properties fo:text-align="start" style:text-autospace="ideograph-alpha" fo:margin-left="0cm" fo:text-indent="0.706cm" fo:margin-right="0cm" fo:widows="2" fo:orphans="2"/>
      <style:text-properties fo:font-weight="normal" style:font-weight-complex="normal" style:font-size-complex="8pt" fo:font-size="8pt"/>
    </style:style>
    <style:style style:name="ID0E16DI" style:family="table-cell">
      <style:table-cell-properties fo:padding-left="0.018cm" fo:padding-right="0.018cm" fo:border-left=".018cm solid #000000" fo:border-right=".018cm solid #000000" fo:border-bottom=".018cm solid #000000" fo:border-top=".018cm solid #000000"/>
    </style:style>
    <style:style style:name="ID0EVAA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RBAK" style:family="table-row">
      <style:table-row-properties style:min-row-height="0.72cm" style:keep-together="true"/>
    </style:style>
    <style:style style:name="ID0EWBAK" style:family="table-cell">
      <style:table-cell-properties style:vertical-align="middle" fo:padding-bottom="0cm" fo:padding-left="0.049cm" fo:padding-right="0.049cm" fo:padding-top="0cm" fo:border-left=".018cm solid #000000" fo:border-bottom=".018cm solid #000000" fo:border-top=".018cm solid #000000"/>
    </style:style>
    <style:style style:name="ID0E1CA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OD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BE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UEA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YFA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OGAK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DHAK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WHA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1IA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OJ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BKA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FLA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ZL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OM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BN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UN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HOA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2O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QP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DQ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WQ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JRA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4R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SS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FTA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ZT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OU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BVAK" style:family="paragraph" style:parent-style-name="Standard">
      <style:paragraph-properties fo:text-align="start" style:text-autospace="ideograph-alpha" fo:margin-left="0cm" fo:text-indent="0.706cm" fo:margin-right="0cm" fo:widows="2" fo:orphans="2"/>
    </style:style>
    <style:style style:name="ID0EZVA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MWAK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VXA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RYAK" style:family="table-row">
      <style:table-row-properties style:min-row-height="0.72cm" style:keep-together="true"/>
    </style:style>
    <style:style style:name="ID0EWYA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LZA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F1A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61A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T2AK" style:family="text">
      <style:text-properties style:language-asian="ko" style:country-asian="KR" fo:font-weight="normal" style:font-weight-complex="normal" style:font-size-complex="8pt" fo:font-size="8pt"/>
    </style:style>
    <style:style style:name="ID0EC3A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X3AK" style:family="paragraph" style:parent-style-name="Standard">
      <style:paragraph-properties fo:text-align="center" style:text-autospace="ideograph-alpha" fo:margin-left="0cm" fo:text-indent="0.388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V4AK" style:family="paragraph" style:parent-style-name="Standard">
      <style:paragraph-properties fo:text-align="center" style:text-autospace="ideograph-alpha" fo:margin-left="0cm" fo:text-indent="0.388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T5AK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L6AK" style:family="text">
      <style:text-properties style:language-asian="ko" style:country-asian="KR" fo:font-weight="normal" style:font-weight-complex="normal" style:font-size-complex="8pt" fo:font-size="8pt"/>
    </style:style>
    <style:style style:name="ID0E16A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PAB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JBB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DCB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XCBK" style:family="text">
      <style:text-properties style:language-asian="ko" style:country-asian="KR" fo:font-weight="normal" style:font-weight-complex="normal" style:font-size-complex="8pt" fo:font-size="8pt"/>
    </style:style>
    <style:style style:name="ID0EGDB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2DBK" style:family="paragraph" style:parent-style-name="Standard">
      <style:paragraph-properties fo:text-align="start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VEB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PFBK" style:family="text">
      <style:text-properties style:language-asian="ko" style:country-asian="KR" fo:font-weight="normal" style:font-weight-complex="normal" style:font-size-complex="8pt" fo:font-size="8pt"/>
    </style:style>
    <style:style style:name="ID0E6FB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ZGBK" style:family="text">
      <style:text-properties style:language-asian="ko" style:country-asian="KR" fo:font-weight="normal" style:font-weight-complex="normal" style:font-size-complex="8pt" fo:font-size="8pt"/>
    </style:style>
    <style:style style:name="ID0EJHB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DIBK" style:family="text">
      <style:text-properties style:language-asian="ko" style:country-asian="KR" fo:font-weight="normal" style:font-weight-complex="normal" style:font-size-complex="8pt" fo:font-size="8pt"/>
    </style:style>
    <style:style style:name="ID0ETIB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NJBK" style:family="text">
      <style:text-properties style:language-asian="ko" style:country-asian="KR" fo:font-weight="normal" style:font-weight-complex="normal" style:font-size-complex="8pt" fo:font-size="8pt"/>
    </style:style>
    <style:style style:name="ID0E4JB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RKBK" style:family="text">
      <style:text-properties style:language-asian="ko" style:country-asian="KR" fo:font-weight="normal" style:font-weight-complex="normal" style:font-size-complex="8pt" fo:font-size="8pt"/>
    </style:style>
    <style:style style:name="ID0ECLBK" style:family="table-cell">
      <style:table-cell-properties fo:padding-left="0.018cm" fo:padding-right="0.018cm" fo:border-left=".018cm solid #000000" fo:border-right=".018cm solid #000000" fo:border-bottom=".018cm solid #000000" fo:border-top=".018cm solid #000000"/>
    </style:style>
    <style:style style:name="ID0E3LB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YMBK" style:family="table-row">
      <style:table-row-properties style:min-row-height="1.919cm" style:keep-together="true"/>
    </style:style>
    <style:style style:name="ID0E4MB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SNB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MOB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APBK" style:family="text">
      <style:text-properties style:language-asian="ko" style:country-asian="KR" fo:font-weight="normal" style:font-weight-complex="normal" style:font-size-complex="8pt" fo:font-size="8pt"/>
    </style:style>
    <style:style style:name="ID0EPPB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EQBK" style:family="paragraph" style:parent-style-name="Standard">
      <style:paragraph-properties fo:text-align="center" style:text-autospace="ideograph-alpha" fo:margin-left="0cm" fo:text-indent="0.388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CRB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YRB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JSB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5SB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YTB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MUB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4UB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SVBK" style:family="paragraph" style:parent-style-name="Standard">
      <style:paragraph-properties fo:text-align="start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MWB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GXB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YXB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SYB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EZBK" style:family="paragraph" style:parent-style-name="Standard">
      <style:paragraph-properties fo:text-align="start" style:text-autospace="ideograph-alpha" fo:margin-left="0cm" fo:text-indent="0cm" fo:margin-right="0cm" fo:widows="2" fo:orphans="2"/>
      <style:text-properties fo:font-weight="normal" style:font-weight-complex="normal" style:font-size-complex="8pt" fo:font-size="8pt"/>
    </style:style>
    <style:style style:name="ID0EYZBK" style:family="table-cell">
      <style:table-cell-properties fo:padding-left="0.018cm" fo:padding-right="0.018cm" fo:border-left=".018cm solid #000000" fo:border-right=".018cm solid #000000" fo:border-bottom=".018cm solid #000000" fo:border-top=".018cm solid #000000"/>
    </style:style>
    <style:style style:name="ID0ES1B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O2BK" style:family="table-row">
      <style:table-row-properties style:min-row-height="1.919cm" style:keep-together="true"/>
    </style:style>
    <style:style style:name="ID0ET2B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I3B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C4B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34B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Q5BK" style:family="text">
      <style:text-properties style:language-asian="ko" style:country-asian="KR" fo:font-weight="normal" style:font-weight-complex="normal" style:font-size-complex="8pt" fo:font-size="8pt"/>
    </style:style>
    <style:style style:name="ID0E65B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U6BK" style:family="paragraph" style:parent-style-name="Standard">
      <style:paragraph-properties fo:text-align="center" style:text-autospace="ideograph-alpha" fo:margin-left="0cm" fo:text-indent="0.388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SACK" style:family="paragraph" style:parent-style-name="Standard">
      <style:paragraph-properties fo:text-align="center" style:text-autospace="ideograph-alpha" fo:margin-left="0cm" fo:text-indent="0.388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QBCK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OCC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6CC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UDC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OECK" style:family="paragraph" style:parent-style-name="Standard">
      <style:paragraph-properties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IFC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CGC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TGCK" style:family="table-cell">
      <style:table-cell-properties fo:padding-left="0.018cm" fo:padding-right="0.018cm" fo:border-left=".018cm solid #000000" fo:border-bottom=".018cm solid #000000" fo:border-top=".018cm solid #000000"/>
    </style:style>
    <style:style style:name="ID0EIHC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CIC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VIC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PJC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BKC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2KC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NLC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HMCK" style:family="text">
      <style:text-properties style:language-asian="ko" style:country-asian="KR" fo:font-weight="normal" style:font-weight-complex="normal" style:font-size-complex="8pt" fo:font-size="8pt" style:font-size-asian="8pt"/>
    </style:style>
    <style:style style:name="ID0EZMCK" style:family="paragraph" style:parent-style-name="Standard">
      <style:paragraph-properties fo:text-align="start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TNCK" style:family="table-cell">
      <style:table-cell-properties fo:padding-left="0.018cm" fo:padding-right="0.018cm" fo:border-left=".018cm solid #000000" fo:border-right=".018cm solid #000000" fo:border-bottom=".018cm solid #000000" fo:border-top=".018cm solid #000000"/>
    </style:style>
    <style:style style:name="ID0ENOC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JPCK" style:family="table-row">
      <style:table-row-properties style:min-row-height="1.919cm" style:keep-together="true"/>
    </style:style>
    <style:style style:name="ID0EOPCK" style:family="table-cell">
      <style:table-cell-properties style:vertical-align="middle" fo:padding-bottom="0cm" fo:padding-left="0.049cm" fo:padding-right="0.049cm" fo:padding-top="0cm" fo:border-left=".018cm solid #000000" fo:border-bottom=".018cm solid #000000" fo:border-top=".018cm solid #000000"/>
    </style:style>
    <style:style style:name="ID0ESQC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GR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ZR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OSC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STCK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QUCK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DVC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HWC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BX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UXC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YYC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MZ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B1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W1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K2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62C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53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T4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I5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35C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R6C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QA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GBD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FC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2CD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VD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LEDK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UFD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QGDK" style:family="table-row">
      <style:table-row-properties style:min-row-height="3.298cm" style:keep-together="true"/>
    </style:style>
    <style:style style:name="ID0EVGDK" style:family="table-cell">
      <style:table-cell-properties style:vertical-align="middle" fo:padding-bottom="0cm" fo:padding-left="0.049cm" fo:padding-right="0.049cm" fo:padding-top="0cm" fo:border-left=".018cm solid #000000" fo:border-bottom=".018cm solid #000000" fo:border-top=".018cm solid #000000"/>
    </style:style>
    <style:style style:name="ID0EZHD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NI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AJ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VJD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ZKDK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RLDK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EMDK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ZMDK" style:family="text">
      <style:text-properties style:language-asian="ko" style:country-asian="KR" style:font-name="맑은 고딕" style:font-name-complex="굴림, Gulim" style:font-name-asian="맑은 고딕" fo:font-weight="normal" style:font-weight-complex="normal" fo:color="#000000" style:font-size-complex="8pt" fo:font-size="8pt" style:font-size-asian="8pt"/>
    </style:style>
    <style:style style:name="ID0EMND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QOD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EP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XPD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2QD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PR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ES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ZS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MT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6TD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TU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IV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4V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RW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EXD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YX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NY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CZ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VZD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J1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61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S2DK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23D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X4DK" style:family="table-row">
      <style:table-row-properties style:min-row-height="0.72cm" style:keep-together="true"/>
    </style:style>
    <style:style style:name="ID0E34DK" style:family="table-cell">
      <style:table-cell-properties style:vertical-align="middle" fo:padding-bottom="0cm" fo:padding-left="0.049cm" fo:padding-right="0.049cm" fo:padding-top="0cm" fo:border-left=".018cm solid #000000" fo:border-bottom=".018cm solid #000000" fo:border-top=".018cm solid #000000"/>
    </style:style>
    <style:style style:name="ID0EA6D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U6D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JAE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NBE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BCEK" style:family="text">
      <style:text-properties style:language-asian="ko" style:country-asian="KR" style:font-name="맑은 고딕" style:font-name-complex="굴림체" style:font-name-asian="맑은 고딕" fo:font-weight="normal" style:font-weight-complex="normal" fo:color="#000000" style:font-size-complex="8pt" fo:font-size="8pt" style:font-size-asian="8pt"/>
    </style:style>
    <style:style style:name="ID0EUCEK" style:family="text">
      <style:text-properties style:language-asian="ko" style:country-asian="KR" style:font-name="맑은 고딕" style:font-name-complex="굴림체" style:font-name-asian="맑은 고딕" fo:font-weight="normal" style:font-weight-complex="normal" fo:color="#000000" style:font-size-complex="8pt" fo:font-size="8pt" style:font-size-asian="8pt"/>
    </style:style>
    <style:style style:name="ID0ELDEK" style:family="text">
      <style:text-properties style:language-asian="ko" style:country-asian="KR" style:font-name="맑은 고딕" style:font-name-complex="굴림체" style:font-name-asian="맑은 고딕" fo:font-weight="normal" style:font-weight-complex="normal" fo:color="#000000" style:font-size-complex="8pt" fo:font-size="8pt" style:font-size-asian="8pt"/>
    </style:style>
    <style:style style:name="ID0E5DE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CFE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WFEK" style:family="text">
      <style:text-properties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HGEK" style:family="table-cell">
      <style:table-cell-properties style:vertical-align="middle" fo:padding-bottom="0cm" fo:padding-left="0cm" fo:padding-right="0cm" fo:padding-top="0cm" fo:border-left=".018cm solid #000000" fo:border-bottom=".018cm solid #000000" fo:border-top=".018cm solid #000000"/>
    </style:style>
    <style:style style:name="ID0ELHE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KI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6IE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5J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VK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KL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6LE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ZMEK" style:family="text">
      <style:text-properties style:language-asian="ko" style:country-asian="KR" fo:font-weight="normal" style:font-weight-complex="normal" style:font-size-complex="8pt" fo:font-size="8pt"/>
    </style:style>
    <style:style style:name="ID0EJNE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DOEK" style:family="text">
      <style:text-properties style:language-asian="ko" style:country-asian="KR" fo:font-weight="normal" style:font-weight-complex="normal" style:font-size-complex="8pt" fo:font-size="8pt"/>
    </style:style>
    <style:style style:name="ID0ETOEK" style:family="paragraph" style:parent-style-name="Standard">
      <style:paragraph-properties fo:text-align="start" style:text-autospace="ideograph-alpha" fo:margin-left="0cm" fo:text-indent="0cm" fo:margin-right="0cm" fo:widows="2" fo:orphans="2"/>
      <style:text-properties fo:font-weight="normal" style:font-weight-complex="normal" style:font-size-complex="8pt" fo:font-size="8pt"/>
    </style:style>
    <style:style style:name="ID0EHPEK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 fo:border-top=".018cm solid #000000"/>
    </style:style>
    <style:style style:name="ID0EQQE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MREK" style:family="table-row">
      <style:table-row-properties style:min-row-height="0.72cm" style:keep-together="true"/>
    </style:style>
    <style:style style:name="ID0ERREK" style:family="table-cell">
      <style:table-cell-properties style:vertical-align="middle" fo:padding-bottom="0cm" fo:padding-left="0.049cm" fo:padding-right="0.049cm" fo:padding-top="0cm" fo:border-left=".018cm solid #000000" fo:border-bottom=".018cm solid #000000"/>
    </style:style>
    <style:style style:name="ID0EQSE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ET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ZTE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YUEK" style:family="paragraph" style:parent-style-name="Standard">
      <style:paragraph-properties fo:text-align="center" style:text-autospace="ideograph-alpha" fo:margin-left="0cm" fo:text-indent="0.388cm" fo:margin-right="0cm" fo:widows="2" fo:orphans="2"/>
    </style:style>
    <style:style style:name="ID0EQVEK" style:family="text">
      <style:text-properties style:language-asian="ko" style:country-asian="KR" style:font-name="굴림, Gulim" style:font-name-complex="굴림, Gulim" style:font-name-asian="굴림, Gulim" fo:font-weight="normal" style:font-weight-complex="normal" fo:color="#000000" style:font-size-complex="8pt" fo:font-size="8pt" style:font-size-asian="8pt"/>
    </style:style>
    <style:style style:name="ID0EDWEK" style:family="text">
      <style:text-properties style:language-asian="ko" style:country-asian="KR" style:font-name="굴림, Gulim" style:font-name-complex="굴림, Gulim" style:font-name-asian="굴림, Gulim" fo:font-weight="normal" style:font-weight-complex="normal" fo:color="#000000" style:font-size-complex="8pt" fo:font-size="8pt" style:font-size-asian="8pt"/>
    </style:style>
    <style:style style:name="ID0EWWEK" style:family="text">
      <style:text-properties style:language-asian="ko" style:country-asian="KR" style:font-name="굴림, Gulim" style:font-name-complex="굴림, Gulim" style:font-name-asian="굴림, Gulim" fo:font-weight="normal" style:font-weight-complex="normal" fo:color="#000000" style:font-size-complex="8pt" fo:font-size="8pt" style:font-size-asian="8pt"/>
    </style:style>
    <style:style style:name="ID0EJXE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IYEK" style:family="paragraph" style:parent-style-name="Standard">
      <style:paragraph-properties fo:text-align="center" style:text-autospace="ideograph-alpha" fo:margin-left="0cm" fo:text-indent="0cm" fo:margin-right="0cm" fo:widows="2" fo:orphans="2"/>
    </style:style>
    <style:style style:name="ID0E3YEK" style:family="text">
      <style:text-properties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NZE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M1EK" style:family="paragraph" style:parent-style-name="Standard">
      <style:paragraph-properties style:snap-to-layout-grid="false" style:text-autospace="ideograph-alpha" fo:margin-left="0cm" fo:text-indent="0cm" fo:margin-right="0cm" fo:widows="2" fo:orphans="2"/>
    </style:style>
    <style:style style:name="ID0EL2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A3EK" style:family="paragraph" style:parent-style-name="Standard">
      <style:paragraph-properties style:snap-to-layout-grid="false" style:text-autospace="ideograph-alpha" fo:margin-left="0cm" fo:text-indent="0cm" fo:margin-right="0cm" fo:widows="2" fo:orphans="2"/>
    </style:style>
    <style:style style:name="ID0EU3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K4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54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T5EK" style:family="paragraph" style:parent-style-name="Standard">
      <style:paragraph-properties fo:text-align="start" style:text-autospace="ideograph-alpha" fo:margin-left="0cm" fo:text-indent="0cm" fo:margin-right="0cm" fo:widows="2" fo:orphans="2"/>
    </style:style>
    <style:style style:name="ID0ES6E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HAF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3AF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QBFK" style:family="text"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FCFK" style:family="paragraph" style:parent-style-name="Standard">
      <style:paragraph-properties fo:text-align="start" style:text-autospace="ideograph-alpha" fo:margin-left="0cm" fo:text-indent="0cm" fo:margin-right="0cm" fo:widows="2" fo:orphans="2"/>
      <style:text-properties fo:font-weight="normal" style:font-weight-complex="normal" style:font-size-complex="8pt" fo:font-size="8pt"/>
    </style:style>
    <style:style style:name="ID0EZCFK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/>
    </style:style>
    <style:style style:name="ID0E4DF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ZEFK" style:family="table-row">
      <style:table-row-properties style:min-row-height="1.697cm" style:keep-together="true"/>
    </style:style>
    <style:style style:name="ID0E5EFK" style:family="table-cell">
      <style:table-cell-properties fo:padding-left="0.018cm" fo:padding-right="0.018cm" fo:border-left=".018cm solid #000000" fo:border-bottom=".018cm solid #000000"/>
    </style:style>
    <style:style style:name="ID0EOFF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KGF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</style:style>
    <style:style style:name="ID0EAHFK" style:family="text">
      <style:text-properties style:language-asian="ko" style:country-asian="KR" fo:font-weight="normal" style:font-weight-complex="normal" style:font-size-complex="8pt" fo:font-size="8pt"/>
    </style:style>
    <style:style style:name="ID0EPHFK" style:family="table-cell">
      <style:table-cell-properties fo:padding-left="0.018cm" fo:padding-right="0.018cm" fo:border-left=".018cm solid #000000" fo:border-bottom=".018cm solid #000000"/>
    </style:style>
    <style:style style:name="ID0E6HFK" style:family="paragraph" style:parent-style-name="Standard">
      <style:paragraph-properties style:snap-to-layout-grid="false" style:text-autospace="ideograph-alpha" fo:margin-left="0cm" fo:text-indent="0.381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4IF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ZJF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</style:style>
    <style:style style:name="ID0EPKFK" style:family="text">
      <style:text-properties style:language-asian="ko" style:country-asian="KR" fo:font-weight="normal" style:font-weight-complex="normal" style:font-size-complex="8pt" fo:font-size="8pt"/>
    </style:style>
    <style:style style:name="ID0E5KFK" style:family="table-cell">
      <style:table-cell-properties fo:padding-left="0.018cm" fo:padding-right="0.018cm" fo:border-left=".018cm solid #000000" fo:border-bottom=".018cm solid #000000"/>
    </style:style>
    <style:style style:name="ID0EOLF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KMF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language-asian="ko" style:country-asian="KR" fo:font-weight="normal" style:font-weight-complex="normal" style:font-size-complex="8pt" fo:font-size="8pt" style:font-size-asian="8pt"/>
    </style:style>
    <style:style style:name="ID0EGNF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</style:style>
    <style:style style:name="ID0E3NFK" style:family="text">
      <style:text-properties style:language-asian="ko" style:country-asian="KR" fo:font-weight="normal" style:font-weight-complex="normal" style:font-size-complex="8pt" fo:font-size="8pt"/>
    </style:style>
    <style:style style:name="ID0ELOFK" style:family="table-cell">
      <style:table-cell-properties fo:padding-left="0.018cm" fo:padding-right="0.018cm" fo:border-left=".018cm solid #000000" fo:border-bottom=".018cm solid #000000"/>
    </style:style>
    <style:style style:name="ID0E2OFK" style:family="paragraph" style:parent-style-name="Standard">
      <style:paragraph-properties style:snap-to-layout-grid="false" style:text-autospace="ideograph-alpha" fo:margin-left="0cm" fo:text-indent="0cm" fo:margin-right="0cm" fo:widows="2" fo:orphans="2"/>
    </style:style>
    <style:style style:name="ID0EVPFK" style:family="text">
      <style:text-properties style:language-asian="ko" style:country-asian="KR" fo:font-weight="normal" style:font-weight-complex="normal" style:font-size-complex="8pt" fo:font-size="8pt"/>
    </style:style>
    <style:style style:name="ID0EGQFK" style:family="paragraph" style:parent-style-name="Standard">
      <style:paragraph-properties style:snap-to-layout-grid="false" style:text-autospace="ideograph-alpha" fo:margin-left="0cm" fo:text-indent="0cm" fo:margin-right="0cm" fo:widows="2" fo:orphans="2"/>
    </style:style>
    <style:style style:name="ID0EARFK" style:family="text">
      <style:text-properties style:language-asian="ko" style:country-asian="KR" fo:font-weight="normal" style:font-weight-complex="normal" style:font-size-complex="8pt" fo:font-size="8pt"/>
    </style:style>
    <style:style style:name="ID0EQRFK" style:family="paragraph" style:parent-style-name="Standard">
      <style:paragraph-properties style:snap-to-layout-grid="false" style:text-autospace="ideograph-alpha" fo:margin-left="0cm" fo:text-indent="0cm" fo:margin-right="0cm" fo:widows="2" fo:orphans="2"/>
    </style:style>
    <style:style style:name="ID0EKSFK" style:family="text">
      <style:text-properties style:language-asian="ko" style:country-asian="KR" fo:font-weight="normal" style:font-weight-complex="normal" style:font-size-complex="8pt" fo:font-size="8pt"/>
    </style:style>
    <style:style style:name="ID0E1SFK" style:family="paragraph" style:parent-style-name="Standard">
      <style:paragraph-properties style:snap-to-layout-grid="false" style:text-autospace="ideograph-alpha" fo:margin-left="0cm" fo:text-indent="0cm" fo:margin-right="0cm" fo:widows="2" fo:orphans="2"/>
    </style:style>
    <style:style style:name="ID0EUTFK" style:family="text">
      <style:text-properties style:language-asian="ko" style:country-asian="KR" fo:font-weight="normal" style:font-weight-complex="normal" style:font-size-complex="8pt" fo:font-size="8pt"/>
    </style:style>
    <style:style style:name="ID0EEUF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fo:font-weight="normal" style:font-weight-complex="normal" style:font-size-complex="8pt" fo:font-size="8pt"/>
    </style:style>
    <style:style style:name="ID0EYUFK" style:family="table-cell">
      <style:table-cell-properties fo:padding-left="0.018cm" fo:padding-right="0.018cm" fo:border-left=".018cm solid #000000" fo:border-right=".018cm solid #000000" fo:border-bottom=".018cm solid #000000"/>
    </style:style>
    <style:style style:name="ID0ENVF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JWFK" style:family="table-row">
      <style:table-row-properties style:min-row-height="1.789cm" style:keep-together="true"/>
    </style:style>
    <style:style style:name="ID0EOWFK" style:family="table-cell">
      <style:table-cell-properties style:vertical-align="middle" fo:padding-bottom="0cm" fo:padding-left="0.049cm" fo:padding-right="0.049cm" fo:padding-top="0cm" fo:border-left=".018cm solid #000000" fo:border-bottom=".018cm solid #000000"/>
    </style:style>
    <style:style style:name="ID0ENXF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</style:style>
    <style:style style:name="ID0EDYFK" style:family="text">
      <style:text-properties style:language-asian="ko" style:country-asian="KR" fo:font-weight="normal" style:font-weight-complex="normal" style:font-size-complex="8pt" fo:font-size="8pt"/>
    </style:style>
    <style:style style:name="ID0ESYF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RZFK" style:family="paragraph" style:parent-style-name="Standard">
      <style:paragraph-properties style:snap-to-layout-grid="false" style:text-autospace="ideograph-alpha" fo:margin-left="0cm" fo:text-indent="0.381cm" fo:margin-right="0cm" fo:widows="2" fo:orphans="2"/>
      <style:text-properties fo:font-weight="normal" style:font-weight-complex="normal" style:font-size-complex="8pt" fo:font-size="8pt"/>
    </style:style>
    <style:style style:name="ID0EJ1F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I2F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fo:font-weight="normal" style:font-weight-complex="normal" style:font-size-complex="8pt" fo:font-size="8pt"/>
    </style:style>
    <style:style style:name="ID0E52F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43F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fo:font-weight="normal" style:font-weight-complex="normal" style:font-size-complex="8pt" fo:font-size="8pt"/>
    </style:style>
    <style:style style:name="ID0ER4FK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/>
    </style:style>
    <style:style style:name="ID0EV5F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R6FK" style:family="table-row">
      <style:table-row-properties style:min-row-height="1.789cm" style:keep-together="true"/>
    </style:style>
    <style:style style:name="ID0EW6FK" style:family="table-cell">
      <style:table-cell-properties style:vertical-align="middle" fo:padding-bottom="0cm" fo:padding-left="0.049cm" fo:padding-right="0.049cm" fo:padding-top="0cm" fo:border-left=".018cm solid #000000" fo:border-bottom=".018cm solid #000000"/>
    </style:style>
    <style:style style:name="ID0EVAG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TBG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SCG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, Gulim" style:font-name-complex="굴림, Gulim" style:font-name-asian="굴림, Gulim" fo:font-weight="normal" style:font-weight-complex="normal" fo:color="#000000" style:font-size-complex="8pt" fo:font-size="8pt" style:font-size-asian="8pt"/>
    </style:style>
    <style:style style:name="ID0EODG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NEG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JFG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IGG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EHGK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/>
    </style:style>
    <style:style style:name="ID0EIIG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EJGK" style:family="table-row">
      <style:table-row-properties style:min-row-height="1.789cm" style:keep-together="true"/>
    </style:style>
    <style:style style:name="ID0EJJGK" style:family="table-cell">
      <style:table-cell-properties style:vertical-align="middle" fo:padding-bottom="0cm" fo:padding-left="0.049cm" fo:padding-right="0.049cm" fo:padding-top="0cm" fo:border-left=".018cm solid #000000" fo:border-bottom=".018cm solid #000000"/>
    </style:style>
    <style:style style:name="ID0EIKG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GLG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FMG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, Gulim" style:font-name-complex="굴림, Gulim" style:font-name-asian="굴림, Gulim" fo:font-weight="normal" style:font-weight-complex="normal" fo:color="#000000" style:font-size-complex="8pt" fo:font-size="8pt" style:font-size-asian="8pt"/>
    </style:style>
    <style:style style:name="ID0EBNG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AOGK" style:family="paragraph" style:parent-style-name="Standard">
      <style:paragraph-properties style:snap-to-layout-grid="false" fo:text-align="center" style:text-autospace="ideograph-alpha" fo:margin-left="0cm" fo:text-indent="0cm" fo:margin-right="0cm" fo:widows="2" fo:orphans="2"/>
      <style:text-properties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3OGK" style:family="table-cell">
      <style:table-cell-properties style:vertical-align="middle" fo:padding-bottom="0cm" fo:padding-left="0cm" fo:padding-right="0cm" fo:padding-top="0cm" fo:border-left=".018cm solid #000000" fo:border-bottom=".018cm solid #000000"/>
    </style:style>
    <style:style style:name="ID0E2PG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XQGK" style:family="table-cell">
      <style:table-cell-properties style:vertical-align="middle" fo:padding-bottom="0cm" fo:padding-left="0cm" fo:padding-right="0cm" fo:padding-top="0cm" fo:border-left=".018cm solid #000000" fo:border-right=".018cm solid #000000" fo:border-bottom=".018cm solid #000000"/>
    </style:style>
    <style:style style:name="ID0E2RGK" style:family="paragraph" style:parent-style-name="Standard">
      <style:paragraph-properties style:snap-to-layout-grid="false" style:text-autospace="ideograph-alpha" fo:margin-left="0cm" fo:text-indent="0cm" fo:margin-right="0cm" fo:widows="2" fo:orphans="2"/>
      <style:text-properties style:language-asian="ko" style:country-asian="KR" style:font-name="굴림체" style:font-name-complex="굴림체" style:font-name-asian="굴림체" fo:font-weight="normal" style:font-weight-complex="normal" fo:color="#000000" style:font-size-complex="8pt" fo:font-size="8pt" style:font-size-asian="8pt"/>
    </style:style>
    <style:style style:name="ID0EXSGK" style:family="paragraph" style:parent-style-name="Standard">
      <style:paragraph-properties fo:text-align="start" style:text-autospace="ideograph-alpha" fo:margin-left="0cm" fo:text-indent="0cm" fo:margin-right="0cm" fo:widows="2" fo:orphans="2"/>
      <style:text-properties style:font-name="Times New Roman" style:font-name-complex="Times New Roman" style:font-name-asian="바탕체" fo:color="#000000"/>
    </style:style>
    <style:style style:name="ID0EJTGK" style:family="section">
      <style:section-properties>
        <style:columns fo:column-count="1"/>
      </style:section-properties>
    </style:style>
    <style:style style:name="HiddenParagraph" style:family="paragraph" style:parent-style-name="Standard">
      <style:text-properties fo:font-size="2pt" style:font-size-asian="2pt" style:font-size-complex="2pt"/>
    </style:style>
  </office:automatic-styles>
  <office:body>
    <office:text>
      <text:user-field-decls/>
      <text:p text:style-name="ID0EZ2AE"><text:span text:style-name="ID0EC3AE">코드성 자료는 크게 두 가지로 구분하여 관리한다.</text:span></text:p>
      <text:p text:style-name="ID0EN3AE"><text:span text:style-name="ID0E43AE">(1) FLAG 자료 : </text:span><text:span text:style-name="ID0EJ4AE">‘</text:span><text:span text:style-name="ID0ES4AE">예/아니오</text:span><text:span text:style-name="ID0E44AE">’</text:span><text:span text:style-name="ID0EG5AE">등과 같이 두 가지 데이터로 구분되는 자료 등을 기준하며 별도의 테이블 관리를 하지않고 프로그램 내부 또는 테이블 생성시 처리한다.</text:span></text:p>
      <text:p text:style-name="ID0ER5AE"><text:span text:style-name="ID0EN6AE">(2) 코드 자료 : 코드자료는 한 개의 테이블을 사용하며 주코드와 부코드로 구분 사용한다.</text:span></text:p>
      <text:p text:style-name="ID0EY6AE"/>
      <text:p text:style-name="ID0EWAAG"><text:span text:style-name="ID0ECBAG">1) 업무별 주코드 사용범위</text:span></text:p>
      <table:table table:style-name="ID0EPBAG">
        <table:table-column table:style-name="ID0EDCAG"/>
        <table:table-column table:style-name="ID0EFCAG"/>
        <table:table-header-rows>
          <table:table-row table:style-name="ID0EHCAG">
            <table:table-cell table:style-name="ID0ENCAG">
              <text:p text:style-name="ID0EVDAG"><text:span text:style-name="ID0EAEAG">업 무 구 분</text:span></text:p>
            </table:table-cell>
            <table:table-cell table:style-name="ID0EMEAG">
              <text:p text:style-name="ID0EZFAG"><text:span text:style-name="ID0EEGAG">주코드 사용범위</text:span></text:p>
            </table:table-cell>
          </table:table-row>
        </table:table-header-rows>
        <table:table-row table:style-name="ID0EQGAG">
          <table:table-cell table:style-name="ID0EVGAG">
            <text:p text:style-name="ID0EZHAG"><text:span text:style-name="ID0ECIAG">전체 공통 코드</text:span></text:p>
          </table:table-cell>
          <table:table-cell table:style-name="ID0EPIAG">
            <text:p text:style-name="ID0EYJAG"><text:span text:style-name="ID0EDKAG">00 ~ ZZ</text:span></text:p>
          </table:table-cell>
        </table:table-row>
      </table:table>
      <text:p text:style-name="ID0EQKAG"/>
      <text:p text:style-name="ID0EELAG"><text:span text:style-name="ID0ENLAG">2) 전체 공통 코드</text:span></text:p>
      <table:table table:style-name="ID0E1LAG">
        <table:table-column table:style-name="ID0EOMAG"/>
        <table:table-column table:style-name="ID0EQMAG"/>
        <table:table-header-rows>
          <table:table-row table:style-name="ID0ESMAG">
            <table:table-cell table:style-name="ID0EYMAG">
              <text:p text:style-name="ID0EYNAG"><text:span text:style-name="ID0EDOAG">코드화 대상 데이터 목록</text:span></text:p>
            </table:table-cell>
            <table:table-cell table:style-name="ID0EQOAG">
              <text:p text:style-name="ID0E4PAG"><text:span text:style-name="ID0EIQAG">주코드구분</text:span></text:p>
            </table:table-cell>
          </table:table-row>
        </table:table-header-rows>
        <table:table-row table:style-name="ID0EVQAG">
          <table:table-cell table:style-name="ID0E1QAG">
            <text:p text:style-name="ID0EWRAG"><text:span text:style-name="ID0EFSAG">SNS로그인구분코드</text:span></text:p>
          </table:table-cell>
          <table:table-cell table:style-name="ID0EYSAG">
            <text:p text:style-name="ID0EBUAG"><text:span text:style-name="ID0EQUAG">0A</text:span></text:p>
          </table:table-cell>
        </table:table-row>
        <table:table-row table:style-name="ID0EDVAG">
          <table:table-cell table:style-name="ID0EIVAG">
            <text:p text:style-name="ID0EEWAG"/>
            <text:p text:style-name="ID0EHXAG"><text:span text:style-name="ID0EWXAG">포인트상태코드</text:span></text:p>
          </table:table-cell>
          <table:table-cell table:style-name="ID0EJYAG">
            <text:p text:style-name="ID0ESZAG"/>
            <text:p text:style-name="ID0ER1AG"><text:span text:style-name="ID0EA2AG">0</text:span><text:span text:style-name="ID0ET2AG">B</text:span></text:p>
          </table:table-cell>
        </table:table-row>
        <table:table-row table:style-name="ID0EI3AG">
          <table:table-cell table:style-name="ID0EN3AG">
            <text:p text:style-name="ID0EJ4AG"><text:span text:style-name="ID0EY4AG">주문 </text:span><text:span text:style-name="ID0EM5AG">상태 구분 </text:span><text:span text:style-name="ID0EC6AG">코드</text:span></text:p>
          </table:table-cell>
          <table:table-cell table:style-name="ID0EV6AG">
            <text:p text:style-name="ID0E5ABG"><text:span text:style-name="ID0ENBBG">0</text:span><text:span text:style-name="ID0EACBG">C</text:span></text:p>
          </table:table-cell>
        </table:table-row>
        <table:table-row table:style-name="ID0EVCBG">
          <table:table-cell table:style-name="ID0E1CBG">
            <text:p text:style-name="ID0EWDBG"/>
            <text:p text:style-name="ID0ESEBG"><text:span text:style-name="ID0EBFBG">배송상태 구분 코드</text:span></text:p>
          </table:table-cell>
          <table:table-cell table:style-name="ID0EQFBG">
            <text:p text:style-name="ID0EZGBG"/>
            <text:p text:style-name="ID0ETHBG"><text:span text:style-name="ID0ECIBG">0D</text:span></text:p>
          </table:table-cell>
        </table:table-row>
        <table:table-row table:style-name="ID0ERIBG">
          <table:table-cell table:style-name="ID0EWIBG">
            <text:p text:style-name="ID0ESJBG"><text:span text:style-name="ID0EBKBG">메인상품 카테고리 구분</text:span><text:span text:style-name="ID0EWKBG">코드</text:span></text:p>
          </table:table-cell>
          <table:table-cell table:style-name="ID0EJLBG">
            <text:p text:style-name="ID0ESMBG"><text:span text:style-name="ID0EBNBG">0</text:span><text:span text:style-name="ID0EUNBG">E</text:span></text:p>
          </table:table-cell>
        </table:table-row>
        <table:table-row table:style-name="ID0EHOBG">
          <table:table-cell table:style-name="ID0EMOBG">
            <text:p text:style-name="ID0EIPBG"/>
            <text:p text:style-name="ID0EEQBG"><text:span text:style-name="ID0ETQBG">서브상품 카테고리 구분코드</text:span></text:p>
          </table:table-cell>
          <table:table-cell table:style-name="ID0ECRBG">
            <text:p text:style-name="ID0ELSBG"/>
            <text:p text:style-name="ID0EFTBG"/>
            <text:p text:style-name="ID0E6TBG"><text:span text:style-name="ID0EOUBG">0F</text:span></text:p>
          </table:table-cell>
        </table:table-row>
        <table:table-row table:style-name="ID0E4UBG">
          <table:table-cell table:style-name="ID0ECVBG">
            <text:p text:style-name="ID0E5VBG"/>
            <text:p text:style-name="ID0E3WBG"><text:span text:style-name="ID0ELXBG">냉동 냉장 구분코드</text:span></text:p>
          </table:table-cell>
          <table:table-cell table:style-name="ID0E3XBG">
            <text:p text:style-name="ID0EFZBG"/>
            <text:p text:style-name="ID0E6ZBG"><text:span text:style-name="ID0EO1BG">0G</text:span></text:p>
          </table:table-cell>
        </table:table-row>
        <table:table-row table:style-name="ID0E41BG">
          <table:table-cell table:style-name="ID0EC2BG">
            <text:p text:style-name="ID0E52BG"/>
            <text:p text:style-name="ID0E13BG"><text:span text:style-name="ID0EL4BG">결제수단 구분코드</text:span></text:p>
          </table:table-cell>
          <table:table-cell table:style-name="ID0E34BG">
            <text:p text:style-name="ID0EF6BG"/>
            <text:p text:style-name="ID0EAAAI"><text:span text:style-name="ID0ERAAI">0H</text:span></text:p>
          </table:table-cell>
        </table:table-row>
        <table:table-row table:style-name="ID0EABAI">
          <table:table-cell table:style-name="ID0EFBAI">
            <text:p text:style-name="ID0EBCAI"><text:span text:style-name="ID0ESCAI">회원구분코드</text:span></text:p>
          </table:table-cell>
          <table:table-cell table:style-name="ID0EFDAI">
            <text:p text:style-name="ID0EOEAI"><text:span text:style-name="ID0E6EAI">O</text:span><text:span text:style-name="ID0ESFAI">I</text:span></text:p>
          </table:table-cell>
        </table:table-row>
        <table:table-row table:style-name="ID0EHGAI">
          <table:table-cell table:style-name="ID0EMGAI">
            <text:p text:style-name="ID0EIHAI"><text:span text:style-name="ID0EZHAI">문의</text:span><text:span text:style-name="ID0EMIAI">카테고리 구분</text:span><text:span text:style-name="ID0EBJAI">코드</text:span></text:p>
          </table:table-cell>
          <table:table-cell table:style-name="ID0EUJAI">
            <text:p text:style-name="ID0E4KAI"><text:span text:style-name="ID0EOLAI">0</text:span><text:span text:style-name="ID0EBMAI">J</text:span></text:p>
          </table:table-cell>
        </table:table-row>
        <table:table-row table:style-name="ID0EWMAI">
          <table:table-cell table:style-name="ID0E2MAI">
            <text:p text:style-name="ID0EXNAI"><text:span text:style-name="ID0ETOAI">알림</text:span><text:span text:style-name="ID0EGPAI"><text:s/></text:span><text:span text:style-name="ID0E4PAI">구분코드</text:span></text:p>
          </table:table-cell>
          <table:table-cell table:style-name="ID0EQQAI">
            <text:p text:style-name="ID0EZRAI"><text:span text:style-name="ID0EVSAI">0K</text:span></text:p>
          </table:table-cell>
        </table:table-row>
        <table:table-row table:style-name="ID0EKTAI">
          <table:table-cell table:style-name="ID0EPTAI">
            <text:p text:style-name="ID0ELUAI"><text:span text:style-name="ID0EHVAI">공지사항중요도</text:span><text:span text:style-name="ID0E1VAI">구분</text:span><text:span text:style-name="ID0ENWAI">코드</text:span></text:p>
          </table:table-cell>
          <table:table-cell table:style-name="ID0EAXAI">
            <text:p text:style-name="ID0EJYAI"><text:span text:style-name="ID0EFZAI">0L</text:span></text:p>
          </table:table-cell>
        </table:table-row>
        <table:table-row table:style-name="ID0E1ZAI">
          <table:table-cell table:style-name="ID0E6ZAI">
            <text:p text:style-name="ID0E21AI"/>
            <text:p text:style-name="ID0EX2AI"><text:span text:style-name="ID0EX3AI">자주하는 질문 구분코드</text:span></text:p>
            <text:p text:style-name="ID0EG4AI"/>
          </table:table-cell>
          <table:table-cell table:style-name="ID0EC5AI">
            <text:p text:style-name="ID0EL6AI"/>
            <text:p text:style-name="ID0EHABI"><text:span text:style-name="ID0EHBBI">0M</text:span></text:p>
            <text:p text:style-name="ID0EWBBI"/>
          </table:table-cell>
        </table:table-row>
        <table:table-row table:style-name="ID0ESCBI">
          <table:table-cell table:style-name="ID0EXCBI">
            <text:p text:style-name="ID0ETDBI"><text:span text:style-name="ID0EPEBI">SNS로그인구분코드</text:span></text:p>
          </table:table-cell>
          <table:table-cell table:style-name="ID0ECFBI">
            <text:p text:style-name="ID0ELGBI"><text:span text:style-name="ID0EHHBI">0A</text:span></text:p>
          </table:table-cell>
        </table:table-row>
      </table:table>
      <text:p text:style-name="ID0E1HBI"/>
      <text:p text:style-name="ID0EOIBI"><text:span text:style-name="ID0EYIBI">3) 코드구조도</text:span></text:p>
      <table:table table:style-name="ID0EFJBI">
        <table:table-column table:style-name="ID0EZJBI"/>
        <table:table-column table:style-name="ID0E2JBI"/>
        <table:table-row>
          <table:table-cell table:style-name="ID0E5JBI">
            <text:p text:style-name="ID0EQKBI"><text:span text:style-name="ID0E3KBI">업무구분</text:span></text:p>
          </table:table-cell>
          <table:table-cell table:style-name="ID0EKLBI">
            <text:p text:style-name="ID0E3LBI"><text:span text:style-name="ID0EIMBI">전체 공통 코드</text:span></text:p>
          </table:table-cell>
        </table:table-row>
        <table:table-row>
          <table:table-cell table:style-name="ID0EWMBI">
            <text:p text:style-name="ID0EINBI"><text:span text:style-name="ID0EUNBI">주 코드 사용범위</text:span></text:p>
          </table:table-cell>
          <table:table-cell table:style-name="ID0ECOBI">
            <text:p text:style-name="ID0EUOBI"><text:span text:style-name="ID0EAPBI">00 ~ ZZ</text:span></text:p>
          </table:table-cell>
        </table:table-row>
      </table:table>
      <text:p text:style-name="ID0ENPBI"/>
      <table:table table:style-name="ID0EBQBI">
        <table:table-column table:style-name="ID0EVQBI"/>
        <table:table-column table:style-name="ID0EXQBI"/>
        <table:table-column table:style-name="ID0EZQBI"/>
        <table:table-column table:style-name="ID0E2QBI"/>
        <table:table-column table:style-name="ID0E4QBI"/>
        <table:table-header-rows>
          <table:table-row table:style-name="ID0E6QBI">
            <table:table-cell table:style-name="ID0EFRBI">
              <text:p text:style-name="ID0ENSBI"><text:span text:style-name="ID0EYSBI">주코드</text:span></text:p>
            </table:table-cell>
            <table:table-cell table:style-name="ID0EETBI">
              <text:p text:style-name="ID0EMUBI"><text:span text:style-name="ID0EXUBI">코드명</text:span></text:p>
            </table:table-cell>
            <table:table-cell table:style-name="ID0EDVBI">
              <text:p text:style-name="ID0ELWBI"><text:span text:style-name="ID0EWWBI">코드구조</text:span></text:p>
            </table:table-cell>
            <table:table-cell table:style-name="ID0ECXBI">
              <text:p text:style-name="ID0EKYBI"><text:span text:style-name="ID0EVYBI">부여규칙</text:span></text:p>
            </table:table-cell>
            <table:table-cell table:style-name="ID0EBZBI">
              <text:p text:style-name="ID0EO1BI"><text:span text:style-name="ID0EZ1BI">비 고</text:span></text:p>
            </table:table-cell>
          </table:table-row>
        </table:table-header-rows>
        <table:table-row table:style-name="ID0EF2BI">
          <table:table-cell table:style-name="ID0EK2BI">
            <text:p text:style-name="ID0EO3BI"><text:span text:style-name="ID0EC4BI">0A</text:span></text:p>
          </table:table-cell>
          <table:table-cell table:style-name="ID0EV4BI">
            <text:p text:style-name="ID0EZ5BI"><text:span text:style-name="ID0ER6BI">SNS로그인구분코드</text:span></text:p>
          </table:table-cell>
          <table:table-cell table:style-name="ID0EEACI">
            <text:p text:style-name="ID0EIBCI"><text:span text:style-name="ID0E3BCI">Char(4)</text:span></text:p>
          </table:table-cell>
          <table:table-cell table:style-name="ID0EPCCI">
            <text:p text:style-name="ID0ETDCI"><text:span text:style-name="ID0ELECI">a</text:span><text:span text:style-name="ID0E3ECI">1</text:span><text:span text:style-name="ID0EPFCI">카카오</text:span></text:p>
            <text:p text:style-name="ID0ECGCI"><text:span text:style-name="ID0E1GCI">a2 네이버</text:span></text:p>
          </table:table-cell>
          <table:table-cell table:style-name="ID0ENHCI">
            <text:p text:style-name="ID0EWICI"/>
          </table:table-cell>
        </table:table-row>
        <table:table-row table:style-name="ID0ESJCI">
          <table:table-cell table:style-name="ID0EXJCI">
            <text:p text:style-name="ID0ETKCI"/>
            <text:p text:style-name="ID0ESLCI"><text:span text:style-name="ID0EGMCI">0</text:span><text:span text:style-name="ID0EZMCI">B</text:span></text:p>
          </table:table-cell>
          <table:table-cell table:style-name="ID0EONCI">
            <text:p text:style-name="ID0EKOCI"/>
            <text:p text:style-name="ID0ENPCI"><text:span text:style-name="ID0EFQCI">포인트상태코드</text:span></text:p>
          </table:table-cell>
          <table:table-cell table:style-name="ID0EYQCI">
            <text:p text:style-name="ID0EURCI"/>
            <text:p text:style-name="ID0ETSCI"><text:span text:style-name="ID0EHTCI">Char(4)</text:span></text:p>
          </table:table-cell>
          <table:table-cell table:style-name="ID0E1TCI">
            <text:p text:style-name="ID0EWUCI"/>
            <text:p text:style-name="ID0EUVCI"><text:span text:style-name="ID0EMWCI">b</text:span><text:span text:style-name="ID0E2WCI">1 적립포인트</text:span></text:p>
            <text:p text:style-name="ID0EIXCI"><text:span text:style-name="ID0ECYCI"><text:s text:c="5"/>b</text:span><text:span text:style-name="ID0ESYCI">2 사용포인트</text:span></text:p>
            <text:p text:style-name="ID0E6YCI"/>
          </table:table-cell>
          <table:table-cell table:style-name="ID0ETZCI">
            <text:p text:style-name="ID0EU1CI"/>
          </table:table-cell>
        </table:table-row>
        <table:table-row table:style-name="ID0EQ2CI">
          <table:table-cell table:style-name="ID0EV2CI">
            <text:p text:style-name="ID0EZ3CI"><text:span text:style-name="ID0EN4CI">0</text:span><text:span text:style-name="ID0EA5CI">C</text:span></text:p>
          </table:table-cell>
          <table:table-cell table:style-name="ID0EV5CI">
            <text:p text:style-name="ID0EZ6CI"><text:span text:style-name="ID0ERADI">주문 </text:span><text:span text:style-name="ID0EFBDI">상태 구분 </text:span><text:span text:style-name="ID0E2BDI">코드</text:span></text:p>
          </table:table-cell>
          <table:table-cell table:style-name="ID0EOCDI">
            <text:p text:style-name="ID0ESDDI"><text:span text:style-name="ID0EGEDI">Char(4)</text:span></text:p>
          </table:table-cell>
          <table:table-cell table:style-name="ID0EZEDI">
            <text:p text:style-name="ID0E4FDI"/>
            <text:p text:style-name="ID0EAHDI"><text:span text:style-name="ID0EYHDI">c</text:span><text:span text:style-name="ID0ENIDI">1</text:span><text:span text:style-name="ID0EAJDI">주문완료</text:span></text:p>
            <text:p text:style-name="ID0ETJDI"><text:span text:style-name="ID0ELKDI">c</text:span><text:span text:style-name="ID0EALDI">2 </text:span><text:span text:style-name="ID0EULDI">상품준비중</text:span></text:p>
            <text:p text:style-name="ID0EHMDI"><text:span text:style-name="ID0E6MDI">c</text:span><text:span text:style-name="ID0EUNDI">3 출고완료</text:span></text:p>
            <text:p text:style-name="ID0EHODI"/>
          </table:table-cell>
          <table:table-cell table:style-name="ID0E6ODI">
            <text:p text:style-name="ID0EIQDI"/>
          </table:table-cell>
        </table:table-row>
        <table:table-row table:style-name="ID0EERDI">
          <table:table-cell table:style-name="ID0EJRDI">
            <text:p text:style-name="ID0E5RDI"/>
            <text:p text:style-name="ID0EYSDI"><text:span text:style-name="ID0EMTDI">0D</text:span></text:p>
          </table:table-cell>
          <table:table-cell table:style-name="ID0E2TDI">
            <text:p text:style-name="ID0EQUDI"/>
            <text:p text:style-name="ID0EMVDI"><text:span text:style-name="ID0ECWDI">배송상태 구분 코드</text:span></text:p>
          </table:table-cell>
          <table:table-cell table:style-name="ID0ERWDI">
            <text:p text:style-name="ID0EGXDI"/>
            <text:p text:style-name="ID0EAYDI"><text:span text:style-name="ID0EUYDI">Char(4)</text:span></text:p>
          </table:table-cell>
          <table:table-cell table:style-name="ID0EDZDI">
            <text:p text:style-name="ID0EYZDI"/>
            <text:p text:style-name="ID0E21DI"><text:span text:style-name="ID0ET2DI">d4</text:span><text:span text:style-name="ID0EG3DI">배송중</text:span></text:p>
            <text:p text:style-name="ID0EZ3DI"><text:span text:style-name="ID0E34DI">d5</text:span><text:span text:style-name="ID0EP5DI">배송완료</text:span></text:p>
            <text:p text:style-name="ID0EC6DI"/>
          </table:table-cell>
          <table:table-cell table:style-name="ID0E16DI">
            <text:p text:style-name="ID0EVAAK"/>
          </table:table-cell>
        </table:table-row>
        <table:table-row table:style-name="ID0ERBAK">
          <table:table-cell table:style-name="ID0EWBAK">
            <text:p text:style-name="ID0E1CAK"><text:span text:style-name="ID0EODAK">0</text:span><text:span text:style-name="ID0EBEAK">E</text:span></text:p>
          </table:table-cell>
          <table:table-cell table:style-name="ID0EUEAK">
            <text:p text:style-name="ID0EYFAK"><text:span text:style-name="ID0EOGAK">메인상품 카테고리 구분</text:span><text:span text:style-name="ID0EDHAK">코드</text:span></text:p>
          </table:table-cell>
          <table:table-cell table:style-name="ID0EWHAK">
            <text:p text:style-name="ID0E1IAK"><text:span text:style-name="ID0EOJAK">Char(4)</text:span></text:p>
          </table:table-cell>
          <table:table-cell table:style-name="ID0EBKAK">
            <text:p text:style-name="ID0EFLAK"><text:span text:style-name="ID0EZLAK"><text:s text:c="4"/></text:span><text:span text:style-name="ID0EOMAK">e</text:span><text:span text:style-name="ID0EBNAK">1</text:span><text:span text:style-name="ID0EUNAK">한식</text:span></text:p>
            <text:p text:style-name="ID0EHOAK"><text:span text:style-name="ID0E2OAK"><text:s text:c="4"/></text:span><text:span text:style-name="ID0EQPAK">e</text:span><text:span text:style-name="ID0EDQAK">2</text:span><text:span text:style-name="ID0EWQAK">중식</text:span></text:p>
            <text:p text:style-name="ID0EJRAK"><text:span text:style-name="ID0E4RAK"><text:s text:c="4"/></text:span><text:span text:style-name="ID0ESSAK">e3 양식</text:span></text:p>
            <text:p text:style-name="ID0EFTAK"><text:span text:style-name="ID0EZTAK"><text:s text:c="4"/></text:span><text:span text:style-name="ID0EOUAK">e4 일식</text:span></text:p>
            <text:p text:style-name="ID0EBVAK"><text:span text:style-name="ID0EZVAK">e5 분식</text:span></text:p>
          </table:table-cell>
          <table:table-cell table:style-name="ID0EMWAK">
            <text:p text:style-name="ID0EVXAK"/>
          </table:table-cell>
        </table:table-row>
        <table:table-row table:style-name="ID0ERYAK">
          <table:table-cell table:style-name="ID0EWYAK">
            <text:p text:style-name="ID0ELZAK"/>
            <text:p text:style-name="ID0EF1AK"/>
            <text:p text:style-name="ID0E61AK"><text:span text:style-name="ID0ET2AK">0F</text:span></text:p>
          </table:table-cell>
          <table:table-cell table:style-name="ID0EC3AK">
            <text:p text:style-name="ID0EX3AK"/>
            <text:p text:style-name="ID0EV4AK"/>
            <text:p text:style-name="ID0ET5AK"><text:span text:style-name="ID0EL6AK">서브상품 카테고리 구분코드</text:span></text:p>
          </table:table-cell>
          <table:table-cell table:style-name="ID0E16AK">
            <text:p text:style-name="ID0EPABK"/>
            <text:p text:style-name="ID0EJBBK"/>
            <text:p text:style-name="ID0EDCBK"><text:span text:style-name="ID0EXCBK">char(4)</text:span></text:p>
          </table:table-cell>
          <table:table-cell table:style-name="ID0EGDBK">
            <text:p text:style-name="ID0E2DBK"/>
            <text:p text:style-name="ID0EVEBK"><text:span text:style-name="ID0EPFBK"><text:s text:c="4"/>f1바삭한맛</text:span></text:p>
            <text:p text:style-name="ID0E6FBK"><text:span text:style-name="ID0EZGBK"><text:s text:c="4"/>f2매콤한맛</text:span></text:p>
            <text:p text:style-name="ID0EJHBK"><text:span text:style-name="ID0EDIBK"><text:s text:c="4"/>f3국물</text:span></text:p>
            <text:p text:style-name="ID0ETIBK"><text:span text:style-name="ID0ENJBK"><text:s text:c="4"/>f4비건상품</text:span></text:p>
            <text:p text:style-name="ID0E4JBK"><text:span text:style-name="ID0ERKBK"><text:s text:c="4"/></text:span></text:p>
          </table:table-cell>
          <table:table-cell table:style-name="ID0ECLBK">
            <text:p text:style-name="ID0E3LBK"/>
          </table:table-cell>
        </table:table-row>
        <table:table-row table:style-name="ID0EYMBK">
          <table:table-cell table:style-name="ID0E4MBK">
            <text:p text:style-name="ID0ESNBK"/>
            <text:p text:style-name="ID0EMOBK"><text:span text:style-name="ID0EAPBK">0G</text:span></text:p>
          </table:table-cell>
          <table:table-cell table:style-name="ID0EPPBK">
            <text:p text:style-name="ID0EEQBK"/>
            <text:p text:style-name="ID0ECRBK"><text:span text:style-name="ID0EYRBK">냉동 냉장 구분코드</text:span></text:p>
          </table:table-cell>
          <table:table-cell table:style-name="ID0EJSBK">
            <text:p text:style-name="ID0E5SBK"/>
            <text:p text:style-name="ID0EYTBK"><text:span text:style-name="ID0EMUBK">Char(4)</text:span></text:p>
          </table:table-cell>
          <table:table-cell table:style-name="ID0E4UBK">
            <text:p text:style-name="ID0ESVBK"/>
            <text:p text:style-name="ID0EMWBK"><text:span text:style-name="ID0EGXBK"><text:s text:c="4"/>g1냉동</text:span></text:p>
            <text:p text:style-name="ID0EYXBK"><text:span text:style-name="ID0ESYBK"><text:s text:c="4"/>g2냉장</text:span></text:p>
            <text:p text:style-name="ID0EEZBK"/>
          </table:table-cell>
          <table:table-cell table:style-name="ID0EYZBK">
            <text:p text:style-name="ID0ES1BK"/>
          </table:table-cell>
        </table:table-row>
        <table:table-row table:style-name="ID0EO2BK">
          <table:table-cell table:style-name="ID0ET2BK">
            <text:p text:style-name="ID0EI3BK"/>
            <text:p text:style-name="ID0EC4BK"/>
            <text:p text:style-name="ID0E34BK"><text:span text:style-name="ID0EQ5BK">0H</text:span></text:p>
          </table:table-cell>
          <table:table-cell table:style-name="ID0E65BK">
            <text:p text:style-name="ID0EU6BK"/>
            <text:p text:style-name="ID0ESACK"/>
            <text:p text:style-name="ID0EQBCK"><text:span text:style-name="ID0EOCCK">결제수단 구분코드</text:span></text:p>
          </table:table-cell>
          <table:table-cell table:style-name="ID0E6CCK">
            <text:p text:style-name="ID0EUDCK"/>
            <text:p text:style-name="ID0EOECK"/>
            <text:p text:style-name="ID0EIFCK"><text:span text:style-name="ID0ECGCK">Char(4)</text:span></text:p>
          </table:table-cell>
          <table:table-cell table:style-name="ID0ETGCK">
            <text:p text:style-name="ID0EIHCK"><text:span text:style-name="ID0ECICK"><text:s text:c="4"/></text:span></text:p>
            <text:p text:style-name="ID0EVICK"><text:span text:style-name="ID0EPJCK"><text:s text:c="4"/>h1신용카드(이니시스)</text:span></text:p>
            <text:p text:style-name="ID0EBKCK"><text:span text:style-name="ID0E2KCK"><text:s text:c="4"/>h2카카오</text:span></text:p>
            <text:p text:style-name="ID0ENLCK"><text:span text:style-name="ID0EHMCK"><text:s text:c="4"/>h3토스</text:span></text:p>
            <text:p text:style-name="ID0EZMCK"/>
          </table:table-cell>
          <table:table-cell table:style-name="ID0ETNCK">
            <text:p text:style-name="ID0ENOCK"/>
          </table:table-cell>
        </table:table-row>
        <table:table-row table:style-name="ID0EJPCK">
          <table:table-cell table:style-name="ID0EOPCK">
            <text:p text:style-name="ID0ESQCK"><text:span text:style-name="ID0EGRCK">O</text:span><text:span text:style-name="ID0EZRCK">I</text:span></text:p>
          </table:table-cell>
          <table:table-cell table:style-name="ID0EOSCK">
            <text:p text:style-name="ID0ESTCK"><text:span text:style-name="ID0EQUCK">회원구분코드</text:span></text:p>
          </table:table-cell>
          <table:table-cell table:style-name="ID0EDVCK">
            <text:p text:style-name="ID0EHWCK"><text:span text:style-name="ID0EBXCK">Char(4)</text:span></text:p>
          </table:table-cell>
          <table:table-cell table:style-name="ID0EUXCK">
            <text:p text:style-name="ID0EYYCK"><text:span text:style-name="ID0EMZCK"><text:s text:c="4"/></text:span><text:span text:style-name="ID0EB1CK">i</text:span><text:span text:style-name="ID0EW1CK">1 </text:span><text:span text:style-name="ID0EK2CK">일반</text:span></text:p>
            <text:p text:style-name="ID0E62CK"><text:span text:style-name="ID0E53CK"><text:s text:c="4"/></text:span><text:span text:style-name="ID0ET4CK">i</text:span><text:span text:style-name="ID0EI5CK">2 </text:span><text:span text:style-name="ID0E35CK">실버</text:span></text:p>
            <text:p text:style-name="ID0ER6CK"><text:span text:style-name="ID0EQADK"><text:s text:c="4"/>i3 골드</text:span></text:p>
            <text:p text:style-name="ID0EGBDK"><text:span text:style-name="ID0EFCDK"><text:s text:c="4"/>i4 관리자</text:span></text:p>
            <text:p text:style-name="ID0E2CDK"><text:span text:style-name="ID0EVDDK"><text:s text:c="4"/>i5 탈퇴회원</text:span></text:p>
          </table:table-cell>
          <table:table-cell table:style-name="ID0ELEDK">
            <text:p text:style-name="ID0EUFDK"/>
          </table:table-cell>
        </table:table-row>
        <table:table-row table:style-name="ID0EQGDK">
          <table:table-cell table:style-name="ID0EVGDK">
            <text:p text:style-name="ID0EZHDK"><text:span text:style-name="ID0ENIDK">0</text:span><text:span text:style-name="ID0EAJDK">J</text:span></text:p>
          </table:table-cell>
          <table:table-cell table:style-name="ID0EVJDK">
            <text:p text:style-name="ID0EZKDK"><text:span text:style-name="ID0ERLDK">문의</text:span><text:span text:style-name="ID0EEMDK">카테고리 구분</text:span><text:span text:style-name="ID0EZMDK">코드</text:span></text:p>
          </table:table-cell>
          <table:table-cell table:style-name="ID0EMNDK">
            <text:p text:style-name="ID0EQODK"><text:span text:style-name="ID0EEPDK">Char(4)</text:span></text:p>
          </table:table-cell>
          <table:table-cell table:style-name="ID0EXPDK">
            <text:p text:style-name="ID0E2QDK"><text:span text:style-name="ID0EPRDK"><text:s text:c="4"/></text:span><text:span text:style-name="ID0EESDK">j</text:span><text:span text:style-name="ID0EZSDK">1</text:span><text:span text:style-name="ID0EMTDK">상품문의</text:span></text:p>
            <text:p text:style-name="ID0E6TDK"><text:span text:style-name="ID0ETUDK"><text:s text:c="4"/></text:span><text:span text:style-name="ID0EIVDK">j</text:span><text:span text:style-name="ID0E4VDK">2 </text:span><text:span text:style-name="ID0ERWDK">배송문의</text:span></text:p>
            <text:p text:style-name="ID0EEXDK"><text:span text:style-name="ID0EYXDK"><text:s text:c="4"/></text:span><text:span text:style-name="ID0ENYDK">j</text:span><text:span text:style-name="ID0ECZDK">3 환불문의</text:span></text:p>
            <text:p text:style-name="ID0EVZDK"><text:span text:style-name="ID0EJ1DK"><text:s text:c="4"/>j</text:span><text:span text:style-name="ID0E61DK">4 기타문의</text:span></text:p>
          </table:table-cell>
          <table:table-cell table:style-name="ID0ES2DK">
            <text:p text:style-name="ID0E23DK"/>
          </table:table-cell>
        </table:table-row>
        <table:table-row table:style-name="ID0EX4DK">
          <table:table-cell table:style-name="ID0E34DK">
            <text:p text:style-name="ID0EA6DK"><text:span text:style-name="ID0EU6DK">0K</text:span></text:p>
          </table:table-cell>
          <table:table-cell table:style-name="ID0EJAEK">
            <text:p text:style-name="ID0ENBEK"><text:span text:style-name="ID0EBCEK">알림</text:span><text:span text:style-name="ID0EUCEK"><text:s/></text:span><text:span text:style-name="ID0ELDEK">구분코드</text:span></text:p>
          </table:table-cell>
          <table:table-cell table:style-name="ID0E5DEK">
            <text:p text:style-name="ID0ECFEK"><text:span text:style-name="ID0EWFEK">char(4)</text:span></text:p>
          </table:table-cell>
          <table:table-cell table:style-name="ID0EHGEK">
            <text:p text:style-name="ID0ELHEK"><text:span text:style-name="ID0EKIEK"><text:s text:c="2"/></text:span></text:p>
            <text:p text:style-name="ID0E6IEK"><text:span text:style-name="ID0E5JEK"><text:s text:c="2"/></text:span><text:span text:style-name="ID0EVKEK"><text:s text:c="2"/></text:span><text:span text:style-name="ID0EKLEK">k1배송알림</text:span></text:p>
            <text:p text:style-name="ID0E6LEK"><text:span text:style-name="ID0EZMEK"><text:s text:c="4"/>k2주문알림</text:span></text:p>
            <text:p text:style-name="ID0EJNEK"><text:span text:style-name="ID0EDOEK"><text:s text:c="4"/>k3신고알림</text:span></text:p>
            <text:p text:style-name="ID0ETOEK"/>
          </table:table-cell>
          <table:table-cell table:style-name="ID0EHPEK">
            <text:p text:style-name="ID0EQQEK"/>
          </table:table-cell>
        </table:table-row>
        <table:table-row table:style-name="ID0EMREK">
          <table:table-cell table:style-name="ID0ERREK">
            <text:p text:style-name="ID0EQSEK"><text:span text:style-name="ID0EETEK">0L</text:span></text:p>
          </table:table-cell>
          <table:table-cell table:style-name="ID0EZTEK">
            <text:p text:style-name="ID0EYUEK"><text:span text:style-name="ID0EQVEK">공지사항중요도</text:span><text:span text:style-name="ID0EDWEK">구분</text:span><text:span text:style-name="ID0EWWEK">코드</text:span></text:p>
          </table:table-cell>
          <table:table-cell table:style-name="ID0EJXEK">
            <text:p text:style-name="ID0EIYEK"><text:span text:style-name="ID0E3YEK">CHAR(4)</text:span></text:p>
          </table:table-cell>
          <table:table-cell table:style-name="ID0ENZEK">
            <text:p text:style-name="ID0EM1EK"><text:span text:style-name="ID0EL2EK"><text:s text:c="3"/></text:span></text:p>
            <text:p text:style-name="ID0EA3EK"><text:span text:style-name="ID0EU3EK"><text:s text:c="3"/>l</text:span><text:span text:style-name="ID0EK4EK">1 </text:span><text:span text:style-name="ID0E54EK">중요</text:span></text:p>
            <text:p text:style-name="ID0ET5EK"><text:span text:style-name="ID0ES6EK"><text:s text:c="3"/></text:span><text:span text:style-name="ID0EHAFK">l</text:span><text:span text:style-name="ID0E3AFK">2 </text:span><text:span text:style-name="ID0EQBFK">일반</text:span></text:p>
            <text:p text:style-name="ID0EFCFK"/>
          </table:table-cell>
          <table:table-cell table:style-name="ID0EZCFK">
            <text:p text:style-name="ID0E4DFK"/>
          </table:table-cell>
        </table:table-row>
        <table:table-row table:style-name="ID0EZEFK">
          <table:table-cell table:style-name="ID0E5EFK">
            <text:p text:style-name="ID0EOFFK"/>
            <text:p text:style-name="ID0EKGFK"><text:span text:style-name="ID0EAHFK">0M</text:span></text:p>
          </table:table-cell>
          <table:table-cell table:style-name="ID0EPHFK">
            <text:p text:style-name="ID0E6HFK"/>
            <text:p text:style-name="ID0E4IFK"/>
            <text:p text:style-name="ID0EZJFK"><text:span text:style-name="ID0EPKFK">자주하는 질문 구분코드</text:span></text:p>
          </table:table-cell>
          <table:table-cell table:style-name="ID0E5KFK">
            <text:p text:style-name="ID0EOLFK"/>
            <text:p text:style-name="ID0EKMFK"/>
            <text:p text:style-name="ID0EGNFK"><text:span text:style-name="ID0E3NFK">CHAR(2)</text:span></text:p>
          </table:table-cell>
          <table:table-cell table:style-name="ID0ELOFK">
            <text:p text:style-name="ID0E2OFK"><text:span text:style-name="ID0EVPFK"><text:s text:c="3"/></text:span></text:p>
            <text:p text:style-name="ID0EGQFK"><text:span text:style-name="ID0EARFK"><text:s text:c="4"/>m1주문</text:span></text:p>
            <text:p text:style-name="ID0EQRFK"><text:span text:style-name="ID0EKSFK"><text:s text:c="4"/>m2배송</text:span></text:p>
            <text:p text:style-name="ID0E1SFK"><text:span text:style-name="ID0EUTFK"><text:s text:c="4"/>m3취소/환불</text:span></text:p>
            <text:p text:style-name="ID0EEUFK"/>
          </table:table-cell>
          <table:table-cell table:style-name="ID0EYUFK">
            <text:p text:style-name="ID0ENVFK"/>
          </table:table-cell>
        </table:table-row>
        <table:table-row table:style-name="ID0EJWFK">
          <table:table-cell table:style-name="ID0EOWFK">
            <text:p text:style-name="ID0ENXFK"><text:span text:style-name="ID0EDYFK">0N</text:span></text:p>
          </table:table-cell>
          <table:table-cell table:style-name="ID0ESYFK">
            <text:p text:style-name="ID0ERZFK"/>
          </table:table-cell>
          <table:table-cell table:style-name="ID0EJ1FK">
            <text:p text:style-name="ID0EI2FK"/>
          </table:table-cell>
          <table:table-cell table:style-name="ID0E52FK">
            <text:p text:style-name="ID0E43FK"/>
          </table:table-cell>
          <table:table-cell table:style-name="ID0ER4FK">
            <text:p text:style-name="ID0EV5FK"/>
          </table:table-cell>
        </table:table-row>
        <table:table-row table:style-name="ID0ER6FK">
          <table:table-cell table:style-name="ID0EW6FK">
            <text:p text:style-name="ID0EVAGK"/>
          </table:table-cell>
          <table:table-cell table:style-name="ID0ETBGK">
            <text:p text:style-name="ID0ESCGK"/>
          </table:table-cell>
          <table:table-cell table:style-name="ID0EODGK">
            <text:p text:style-name="ID0ENEGK"/>
          </table:table-cell>
          <table:table-cell table:style-name="ID0EJFGK">
            <text:p text:style-name="ID0EIGGK"/>
          </table:table-cell>
          <table:table-cell table:style-name="ID0EEHGK">
            <text:p text:style-name="ID0EIIGK"/>
          </table:table-cell>
        </table:table-row>
        <table:table-row table:style-name="ID0EEJGK">
          <table:table-cell table:style-name="ID0EJJGK">
            <text:p text:style-name="ID0EIKGK"/>
          </table:table-cell>
          <table:table-cell table:style-name="ID0EGLGK">
            <text:p text:style-name="ID0EFMGK"/>
          </table:table-cell>
          <table:table-cell table:style-name="ID0EBNGK">
            <text:p text:style-name="ID0EAOGK"/>
          </table:table-cell>
          <table:table-cell table:style-name="ID0E3OGK">
            <text:p text:style-name="ID0E2PGK"/>
          </table:table-cell>
          <table:table-cell table:style-name="ID0EXQGK">
            <text:p text:style-name="ID0E2RGK"/>
          </table:table-cell>
        </table:table-row>
      </table:table>
      <text:p text:style-name="ID0EXSG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xmlns:draw="urn:oasis:names:tc:opendocument:xmlns:drawing:1.0" xmlns:table="urn:oasis:names:tc:opendocument:xmlns:table:1.0" xmlns:number="urn:oasis:names:tc:opendocument:xmlns:datastyle:1.0" xmlns:xlink="http://www.w3.org/1999/xlink" xmlns:dc="http://purl.org/dc/elements/1.1/" xmlns:pcut="urn:cleverage:xmlns:post-processings:pcut">
  <office:font-face-decls>
    <style:font-face style:name="굴림, Gulim" svg:font-family="굴림, Gulim" style:font-family-generic="modern" style:font-pitch="variable"/>
    <style:font-face style:name="굴림체" svg:font-family="굴림체" style:font-family-generic="modern"/>
    <style:font-face style:name="Times New Roman" svg:font-family="Times New Roman"/>
    <style:font-face style:name="바탕체" svg:font-family="바탕체" style:font-family-generic="roman"/>
    <style:font-face style:name="맑은 고딕" svg:font-family="맑은 고딕"/>
    <style:font-face style:name="바탕" svg:font-family="바탕" style:font-family-generic="roman"/>
    <style:font-face style:name="Mangal" svg:font-family="Mangal" style:font-family-generic="system"/>
    <style:font-face style:name="Arial" svg:font-family="Arial" style:font-family-generic="swiss"/>
  </office:font-face-decls>
  <office:styles>
    <style:default-style style:family="paragraph">
      <style:paragraph-properties style:text-autospace="none" fo:widows="2" fo:orphans="2"/>
      <style:text-properties fo:language="en" fo:country="US" style:language-complex="hi" style:country-complex="IN" style:language-asian="ko" style:country-asian="KR" style:font-name="바탕" style:font-name-complex="Mangal" style:font-name-asian="바탕" fo:color="#000000" fo:font-size="12pt" style:font-size-asian="12pt" style:font-size-complex="12pt" style:use-window-font-color="true"/>
    </style:default-style>
    <style:default-style style:family="text">
      <style:text-properties fo:language="en" fo:country="US" style:language-complex="hi" style:country-complex="IN" style:language-asian="ko" style:country-asian="KR" style:font-name="바탕" style:font-name-complex="Mangal" style:font-name-asian="바탕" fo:color="#000000" fo:font-size="12pt" style:font-size-asian="12pt" style:font-size-complex="12pt" style:use-window-font-color="true"/>
    </style:default-style>
    <style:default-style style:family="table">
      <style:table-properties table:border-model="collapsing" fo:margin-left="0cm"/>
    </style:default-style>
    <style:style style:name="Standard" style:display-name="Standard" style:family="paragraph">
      <style:paragraph-properties fo:text-align="justify" style:text-autospace="none" fo:margin-left="0cm" fo:text-indent="0cm" fo:margin-right="0cm" fo:widows="2" fo:orphans="2"/>
      <style:text-properties fo:language="en" fo:country="US" style:language-complex="ar" style:country-complex="SA" style:language-asian="ko" style:country-asian="KR" style:font-name="맑은 고딕" style:font-name-complex="맑은 고딕" style:font-name-asian="맑은 고딕" fo:color="#000000" style:font-size-complex="10pt" fo:font-size="10pt" style:font-size-asian="10pt"/>
    </style:style>
    <style:style style:name="기본_20_단락_20_글꼴" style:display-name="기본 단락 글꼴" style:family="text">
      <style:text-properties/>
    </style:style>
    <style:style style:name="a3" style:display-name="Normal Table" style:family="table"/>
    <style:style style:name="a1" style:display-name="Normal" style:family="paragraph">
      <style:paragraph-properties style:text-autospace="none" fo:margin-left="0cm" fo:text-indent="0cm" fo:margin-right="0cm" fo:widows="0" fo:orphans="0"/>
    </style:style>
    <style:style style:name="Text_20_body" style:display-name="Text body" style:family="paragraph" style:parent-style-name="Standard">
      <style:paragraph-properties fo:margin-top="0cm" fo:margin-bottom="0.212cm" fo:margin-left="0cm" fo:text-indent="0cm" fo:margin-right="0cm" fo:widows="2" fo:orphans="2"/>
    </style:style>
    <style:style style:name="Table_20_Contents" style:display-name="Table Contents" style:family="paragraph" style:parent-style-name="Standard">
      <style:paragraph-properties fo:margin-left="0cm" fo:text-indent="0cm" fo:margin-right="0cm" fo:widows="2" fo:orphans="2"/>
    </style:style>
    <style:style style:name="Footer" style:display-name="Footer" style:family="paragraph" style:parent-style-name="Standard">
      <style:paragraph-properties fo:margin-left="0cm" fo:text-indent="0cm" fo:margin-right="0cm" fo:widows="2" fo:orphans="2">
        <style:tab-stops>
          <style:tab-stop style:type="center" style:position="8.5cm"/>
          <style:tab-stop style:type="right" style:position="16.999cm"/>
        </style:tab-stops>
      </style:paragraph-properties>
    </style:style>
    <style:style style:name="a3" style:display-name="Normal Table" style:family="table"/>
    <style:style style:name="Header_20_and_20_Footer" style:display-name="Header and Footer" style:family="paragraph" style:parent-style-name="Standard">
      <style:paragraph-properties fo:margin-left="0cm" fo:text-indent="0cm" fo:margin-right="0cm" fo:widows="2" fo:orphans="2">
        <style:tab-stops>
          <style:tab-stop style:type="center" style:position="8.5cm"/>
          <style:tab-stop style:type="right" style:position="16.999cm"/>
        </style:tab-stops>
      </style:paragraph-properties>
    </style:style>
    <style:style style:name="Frame_20_contents" style:display-name="Frame contents" style:family="paragraph" style:parent-style-name="Text_20_body">
      <style:paragraph-properties fo:margin-left="0cm" fo:text-indent="0cm" fo:margin-right="0cm" fo:widows="2" fo:orphans="2"/>
    </style:style>
    <style:style style:name="X3AS7TABSTYLE" style:display-name="X3AS7TABSTYLE" style:family="paragraph" style:parent-style-name="Footer">
      <style:paragraph-properties fo:margin-left="0cm" fo:text-indent="0cm" fo:margin-right="0cm" fo:widows="2" fo:orphans="2">
        <style:tab-stops>
          <style:tab-stop style:type="right" style:position="25cm"/>
          <style:tab-stop style:type="center" style:position="8.5cm"/>
          <style:tab-stop style:type="right" style:position="16.999cm"/>
        </style:tab-stops>
      </style:paragraph-properties>
    </style:style>
    <style:style style:name="Heading" style:display-name="Heading" style:family="paragraph" style:parent-style-name="Standard" style:next-style-name="a1">
      <style:paragraph-properties fo:keep-with-next="always" fo:margin-top="0.423cm" fo:margin-bottom="0.212cm" fo:margin-left="0cm" fo:text-indent="0cm" fo:margin-right="0cm" fo:widows="2" fo:orphans="2"/>
      <style:text-properties style:font-name="Arial" style:font-name-complex="Mangal" style:font-name-asian="바탕" style:font-size-complex="14pt" fo:font-size="14pt" style:font-size-asian="14pt"/>
    </style:style>
    <style:style style:name="Caption" style:display-name="Caption" style:family="paragraph" style:parent-style-name="Standard">
      <style:paragraph-properties fo:margin-top="0.212cm" fo:margin-bottom="0.212cm" fo:margin-left="0cm" fo:text-indent="0cm" fo:margin-right="0cm" fo:widows="2" fo:orphans="2"/>
      <style:text-properties style:font-name="맑은 고딕" style:font-name-complex="Mangal" fo:font-style="italic" style:font-size-complex="12pt" fo:font-size="12pt"/>
    </style:style>
    <style:style style:name="Header" style:display-name="Header" style:family="paragraph" style:parent-style-name="Standard">
      <style:paragraph-properties fo:margin-left="0cm" fo:text-indent="0cm" fo:margin-right="0cm" fo:widows="2" fo:orphans="2">
        <style:tab-stops>
          <style:tab-stop style:type="center" style:position="8.5cm"/>
          <style:tab-stop style:type="right" style:position="16.999cm"/>
        </style:tab-stops>
      </style:paragraph-properties>
    </style:style>
    <style:style style:name="Index" style:display-name="Index" style:family="paragraph" style:parent-style-name="Standard">
      <style:paragraph-properties fo:margin-left="0cm" fo:text-indent="0cm" fo:margin-right="0cm" fo:widows="2" fo:orphans="2"/>
      <style:text-properties style:font-name="맑은 고딕" style:font-name-complex="Mangal"/>
    </style:style>
    <style:style style:name="Standard" style:display-name="Standard" style:family="paragraph">
      <style:paragraph-properties fo:text-align="justify" style:text-autospace="none" fo:margin-left="0cm" fo:text-indent="0cm" fo:margin-right="0cm" fo:widows="2" fo:orphans="2"/>
      <style:text-properties fo:language="en" fo:country="US" style:language-complex="ar" style:country-complex="SA" style:language-asian="ko" style:country-asian="KR" style:font-name="맑은 고딕" style:font-name-complex="맑은 고딕" style:font-name-asian="맑은 고딕" fo:color="#000000" style:font-size-complex="10pt" fo:font-size="10pt" style:font-size-asian="10pt"/>
    </style:style>
    <style:style style:name="Table_20_Heading" style:display-name="Table Heading" style:family="paragraph" style:parent-style-name="Table_20_Contents">
      <style:paragraph-properties fo:text-align="center" fo:margin-left="0cm" fo:text-indent="0cm" fo:margin-right="0cm" fo:widows="2" fo:orphans="2"/>
      <style:text-properties fo:font-weight="bold"/>
    </style:style>
    <style:style style:name="X3AS7TOCHyperlink" style:display-name="X3AS7TOCHyperlink" style:family="text" style:parent-style-name="a1">
      <style:text-properties fo:color="#000000"/>
    </style:style>
    <style:style style:name="기본_20_단락_20_글꼴" style:display-name="기본 단락 글꼴" style:family="text">
      <style:text-properties/>
    </style:style>
    <style:style style:name="BulletSymbol" style:display-name="BulletSymbol" style:family="text">
      <style:text-properties/>
    </style:style>
    <style:style style:name="aff3" style:display-name="List" style:family="paragraph" style:parent-style-name="Text_20_body">
      <style:paragraph-properties fo:margin-left="0cm" fo:text-indent="0cm" fo:margin-right="0cm" fo:widows="2" fo:orphans="2"/>
      <style:text-properties style:font-name="맑은 고딕" style:font-name-complex="Mangal"/>
    </style:style>
  </office:styles>
  <office:automatic-styles>
    <style:style style:name="ID0ESD" style:family="paragraph" style:parent-style-name="Standard">
      <style:paragraph-properties style:snap-to-layout-grid="false" style:text-autospace="ideograph-alpha" fo:margin-left="-0.173cm" fo:text-indent="0cm" fo:margin-right="0cm" fo:widows="2" fo:orphans="2">
        <style:tab-stops>
          <style:tab-stop style:type="center" style:position="7.848cm"/>
          <style:tab-stop style:type="right" style:position="15.346cm"/>
        </style:tab-stops>
      </style:paragraph-properties>
    </style:style>
    <style:style style:name="ID0EME" style:family="graphic" style:parent-style-name="Graphics">
      <style:graphic-properties style:horizontal-pos="from-left" style:horizontal-rel="page" style:vertical-pos="from-top" style:vertical-rel="paragraph-content" style:wrap="parallel" fo:margin-top="0cm" fo:margin-bottom="0cm" fo:margin-left="0.319cm" fo:margin-right="0.319cm" draw:flow-with-text="false"/>
    </style:style>
    <style:style style:name="ID0EGH" style:family="graphic" style:parent-style-name="Graphics">
      <style:graphic-properties style:horizontal-pos="from-left" style:horizontal-rel="page" style:vertical-pos="from-top" style:vertical-rel="paragraph-content" style:wrap="parallel" fo:margin-top="0cm" fo:margin-bottom="0cm" fo:margin-left="0.33cm" fo:margin-right="0.33cm" draw:flow-with-text="false"/>
    </style:style>
    <style:style style:name="ID0E4BAC" style:family="paragraph" style:parent-style-name="Standard">
      <style:paragraph-properties style:snap-to-layout-grid="false" style:text-autospace="ideograph-alpha" fo:margin-left="0cm" fo:text-indent="0cm" fo:margin-right="0cm" fo:widows="2" fo:orphans="2">
        <style:tab-stops>
          <style:tab-stop style:type="center" style:position="7.5cm"/>
          <style:tab-stop style:type="right" style:position="14.998cm"/>
        </style:tab-stops>
      </style:paragraph-properties>
    </style:style>
    <style:style style:name="ID0ETCAC" style:family="graphic" style:parent-style-name="Graphics">
      <style:graphic-properties style:horizontal-pos="left" style:horizontal-rel="page-content" style:vertical-pos="from-top" style:vertical-rel="paragraph-content" style:wrap="run-through" style:run-through="background" fo:margin-top="0cm" fo:margin-bottom="0cm" fo:margin-left="0.319cm" fo:margin-right="0.319cm" draw:flow-with-text="false"/>
    </style:style>
    <style:style style:name="ID0EKFAC" style:family="graphic" style:parent-style-name="Graphics">
      <style:graphic-properties style:horizontal-pos="left" style:horizontal-rel="page-content" style:vertical-pos="from-top" style:vertical-rel="paragraph-content" style:wrap="run-through" style:run-through="background" fo:margin-top="0cm" fo:margin-bottom="0cm" fo:margin-left="0cm" fo:margin-right="0cm" draw:flow-with-text="false"/>
    </style:style>
    <style:style style:name="ID0E4HAC" style:family="paragraph" style:parent-style-name="Standard">
      <style:paragraph-properties style:snap-to-layout-grid="false" style:text-autospace="ideograph-alpha" fo:margin-left="0cm" fo:text-indent="0cm" fo:margin-right="0cm" fo:widows="2" fo:orphans="2">
        <style:tab-stops>
          <style:tab-stop style:type="center" style:position="7.5cm"/>
          <style:tab-stop style:type="right" style:position="14.998cm"/>
        </style:tab-stops>
      </style:paragraph-properties>
      <style:text-properties style:language-asian="ko" style:country-asian="KR" style:font-name="Times New Roman" style:font-name-complex="Times New Roman" style:font-name-asian="바탕체" fo:color="#000000"/>
    </style:style>
    <style:style style:family="graphic" style:name="ID0E1G">
      <style:graphic-properties style:run-through="foreground" style:wrap="parallel" fo:margin-left="0.33cm" fo:margin-right="0.33cm" draw:stroke="none" fo:border="none" fo:wrap-option="no-wrap" style:horizontal-pos="from-left" style:horizontal-rel="page" style:vertical-pos="from-top" style:vertical-rel="paragraph-content" style:flow-with-text="false" style:background-transparency="100%" fo:background-color="" draw:fill-color="#ffffff" draw:fill="none" draw:z-index="1000000005" style:number-wrapped-paragraphs="no-limit" draw:auto-grow-height="false" draw:auto-grow-width="false"/>
    </style:style>
    <style:style style:family="graphic" style:name="_32_050ID0EPBAC">
      <style:graphic-properties style:run-through="foreground" style:wrap="parallel" fo:margin-left="0.33cm" fo:margin-right="0.33cm" draw:stroke="none" fo:border="none" fo:min-width="0cm" fo:wrap-option="no-wrap" style:horizontal-pos="from-left" style:horizontal-rel="page" style:vertical-pos="from-top" style:vertical-rel="paragraph-content" style:flow-with-text="false" style:background-transparency="100%" fo:background-color="#ffffff" draw:fill-color="#ffffff" draw:opacity="0%" draw:z-index="1000000005" style:number-wrapped-paragraphs="no-limit" draw:auto-grow-height="false" draw:auto-grow-width="false"/>
    </style:style>
    <style:style style:family="graphic" style:name="ID0EAFAC">
      <style:graphic-properties style:run-through="background" style:wrap="run-through" fo:margin-left="0" fo:margin-right="0" draw:stroke="none" fo:border="none" fo:wrap-option="no-wrap" style:horizontal-pos="left" style:horizontal-rel="page-content" style:vertical-pos="from-top" style:vertical-rel="paragraph-content" style:flow-with-text="false" style:background-transparency="100%" fo:background-color="" draw:fill-color="#ffffff" draw:fill="none" draw:z-index="1000000002" style:number-wrapped-paragraphs="no-limit" draw:auto-grow-height="false" draw:auto-grow-width="false"/>
    </style:style>
    <style:style style:family="graphic" style:name="ID0EXHAC">
      <style:graphic-properties style:run-through="background" style:wrap="run-through" fo:margin-left="0" fo:margin-right="0" draw:stroke="none" fo:border="none" fo:min-width="0cm" fo:wrap-option="no-wrap" style:horizontal-pos="left" style:horizontal-rel="page-content" style:vertical-pos="from-top" style:vertical-rel="paragraph-content" style:flow-with-text="false" style:background-transparency="100%" fo:background-color="" draw:fill-color="#ffffff" draw:fill="none" draw:z-index="1000000002" style:number-wrapped-paragraphs="no-limit" draw:auto-grow-height="false" draw:auto-grow-width="false"/>
    </style:style>
    <style:page-layout style:name="PAGEID0EJTGK">
      <style:page-layout-properties fo:page-width="21.001cm" fo:page-height="29.7cm" style:layout-grid-base-height="0.635cm" style:layout-grid-mode="line" fo:margin-top="1.998cm" fo:margin-left="1.998cm" fo:margin-bottom="1cm" fo:margin-right="1.998cm" fo:background-color="#ffffff">
        <style:footnote-sep style:distance-before-sep="0cm" style:distance-after-sep="0cm" style:width="0.005cm" style:rel-width="29.991179064980887"/>
        <style:columns fo:column-count="1"/>
      </style:page-layout-properties>
      <style:footer-style>
        <style:header-footer-properties style:dynamic-spacing="true" fo:margin-top="-0.1cm" fo:margin-left="0cm" fo:margin-right="0cm" fo:min-height="0cm"/>
      </style:footer-style>
    </style:page-layout>
    <style:style style:name="HiddenParagraph" style:family="paragraph" style:parent-style-name="Standard">
      <style:text-properties fo:font-size="2pt" style:font-size-asian="2pt" style:font-size-complex="2pt"/>
    </style:style>
  </office:automatic-styles>
  <office:master-styles>
    <style:master-page style:name="Standard" style:page-layout-name="PAGEID0EJTGK">
      <style:footer>
        <text:p text:style-name="ID0ESD"><draw:frame text:anchor-type="char" draw:z-index="1000000005" draw:style-name="ID0EME" draw:name="shape2049" svg:x="10.116cm" svg:y="0.002cm" svg:height="0cm" svg:width="0cm"><draw:image xlink:type="simple" xlink:show="embed" xlink:actuate="onLoad"/></draw:frame><draw:frame draw:name="Frame1" draw:style-name="ID0E1G" text:anchor-type="paragraph" svg:width="0cm" svg:height="0cm" svg:x="10.116cm" svg:y="0.002cm" draw:z-index="1000000005"><draw:text-box/></draw:frame><draw:frame text:anchor-type="char" draw:z-index="1000000005" draw:style-name="ID0EGH" draw:name="shape2050" svg:x="10.116cm" svg:y="0.002cm" svg:height="0cm" svg:width="0cm"><draw:image xlink:type="simple" xlink:show="embed" xlink:actuate="onLoad"/></draw:frame><draw:rect draw:style-name="_32_050ID0EPBAC" draw:name="Frame1" text:anchor-type="paragraph" svg:width="0cm" svg:height="0cm" svg:x="10.116cm" svg:y="0.002cm" draw:z-index="1000000005"/></text:p>
        <text:p text:style-name="ID0E4BAC"><draw:frame text:anchor-type="char" draw:z-index="1000000002" draw:style-name="ID0ETCAC" draw:name="shape2051" svg:x="0cm" svg:y="0.272cm" svg:height="0cm" svg:width="17.145cm"><draw:image xlink:type="simple" xlink:show="embed" xlink:actuate="onLoad"/></draw:frame><draw:frame draw:name="Frame1" draw:style-name="ID0EAFAC" text:anchor-type="char" svg:width="17.145cm" svg:height="0cm" svg:x="0cm" svg:y="0.272cm" draw:z-index="1000000002"><draw:text-box/></draw:frame><draw:frame text:anchor-type="char" draw:z-index="1000000002" draw:style-name="ID0EKFAC" draw:name="shape2052" svg:x="0cm" svg:y="0cm" svg:height="0cm" svg:width="0cm"><draw:image xlink:type="simple" xlink:show="embed" xlink:actuate="onLoad"/></draw:frame><draw:frame draw:name="Frame1" draw:style-name="ID0EXHAC" text:anchor-type="char" svg:width="0cm" svg:height="0cm" svg:x="0cm" svg:y="0cm" draw:z-index="1000000002"><draw:text-box/></draw:frame></text:p>
        <text:p text:style-name="ID0E4HAC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dcterms="http://purl.org/dc/terms/" xmlns:meta="urn:oasis:names:tc:opendocument:xmlns:meta:1.0" office:version="1.1">
  <office:meta>
    <meta:generator>OpenXML/ODF Translator Command Line Tool 3.0</meta:generator>
    <dc:title/>
    <dc:description/>
    <meta:initial-creator>admin</meta:initial-creator>
    <dc:creator>admin</dc:creator>
    <dc:date>2023-12-22T10:10:32</dc:date>
    <dc:subject/>
    <meta:editing-cycles>1</meta:editing-cycles>
    <meta:keyword/>
    <meta:document-statistic/>
  </office:meta>
</office:document-meta>
</file>